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Basic/script-lc.xml" manifest:media-type="text/xml"/>
  <manifest:file-entry manifest:full-path="Basic/Standard/ThisWorkbook.xml" manifest:media-type="text/xml"/>
  <manifest:file-entry manifest:full-path="Basic/Standard/Sheet2.xml" manifest:media-type="text/xml"/>
  <manifest:file-entry manifest:full-path="Basic/Standard/script-lb.xml" manifest:media-type="text/xml"/>
  <manifest:file-entry manifest:full-path="Basic/Standard/Sheet1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mm"/>
    </style:style>
    <style:style style:name="co2" style:family="table-column">
      <style:table-column-properties fo:break-before="auto" style:column-width="20.97mm"/>
    </style:style>
    <style:style style:name="co3" style:family="table-column">
      <style:table-column-properties fo:break-before="auto" style:column-width="36.64mm"/>
    </style:style>
    <style:style style:name="co4" style:family="table-column">
      <style:table-column-properties fo:break-before="auto" style:column-width="22.9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30.76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23m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MonteCarloBlackSchole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boolean-style style:name="N30099" number:language="en" number:country="GB">
      <number:boolean/>
    </number:boolean-style>
    <style:style style:name="ce1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none" fo:font-weight="bold" style:font-size-asian="8pt" style:font-style-asian="italic" style:font-weight-asian="bold" style:font-name-complex="Arial2" style:font-size-complex="8pt" style:font-style-complex="italic" style:font-weight-complex="bold"/>
    </style:style>
    <style:style style:name="ce3" style:family="table-cell" style:parent-style-name="Excel_5f_BuiltIn_5f_Hyperlink" style:data-style-name="N0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2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able-cell-properties fo:border-bottom="4pt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96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2.49pt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30099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SimSun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/>
    </style:style>
    <style:style style:name="ce12" style:family="table-cell" style:parent-style-name="Default">
      <style:table-cell-properties fo:background-color="#cc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96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ackground-color="#eeeeee"/>
    </style:style>
    <style:style style:name="ce17" style:family="table-cell" style:parent-style-name="Default">
      <style:table-cell-properties fo:background-color="#eeeeee" style:vertical-align="top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Default">
      <style:table-cell-properties fo:background-color="#eeeeee" style:vertical-align="top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" style:family="table-cell" style:parent-style-name="Default">
      <style:table-cell-properties fo:background-color="#eeeeee" style:vertical-align="top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2" fo:font-size="8pt" fo:font-style="italic" fo:text-shadow="none" style:text-underline-style="none" fo:font-weight="normal" style:font-size-asian="8pt" style:font-style-asian="italic" style:font-weight-asian="normal" style:font-name-complex="Arial2" style:font-size-complex="8pt" style:font-style-complex="italic" style:font-weight-complex="normal"/>
    </style:style>
    <style:style style:name="ce23" style:family="table-cell" style:parent-style-name="Default">
      <style:table-cell-properties style:glyph-orientation-vertical="0" fo:border-bottom="2.49pt solid #000000" fo:background-color="#eeeee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dddddd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" style:family="table-cell" style:parent-style-name="Default" style:data-style-name="N191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eeeee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" style:family="table-cell" style:parent-style-name="Default" style:data-style-name="N0">
      <style:table-cell-properties fo:background-color="#ffffff" style:vertical-align="top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" style:family="table-cell" style:parent-style-name="Default" style:data-style-name="N10">
      <style:table-cell-properties fo:background-color="#ffffff" style:vertical-align="top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</style:style>
    <style:style style:name="ce33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" style:family="table-cell" style:parent-style-name="Default">
      <style:table-cell-properties fo:border-bottom="2.49pt solid #000000" fo:background-color="#eeeeee" style:diagonal-bl-tr="none" style:diagonal-tl-br="none" fo:border-left="none" fo:border-right="none" style:rotation-align="none" fo:border-top="none" style:vertical-align="top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6" style:family="table-cell" style:parent-style-name="Default" style:data-style-name="N2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7" style:family="table-cell" style:parent-style-name="Default">
      <style:table-cell-properties fo:background-color="#eeeeee" style:vertical-align="top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style:font-name="Arial" fo:font-size="8pt" fo:font-weight="normal" style:text-underline-style="none" style:text-underline-color="font-color" style:text-line-through-type="none" fo:font-style="italic" style:text-outline="false" fo:text-shadow="none" style:text-position="0%" style:font-name-complex="Arial" style:font-size-asian="8pt" style:font-size-complex="8pt" style:font-weight-asian="normal" style:font-weight-complex="normal" style:font-style-asian="italic" style:font-style-complex="italic"/>
    </style:style>
    <style:style style:name="T2" style:family="text">
      <style:text-properties style:font-name="Arial" fo:font-size="8pt" fo:font-weight="normal" style:text-line-through-type="none" fo:font-style="italic" style:text-outline="false" fo:text-shadow="none" style:text-position="0%" style:font-name-complex="Arial" style:font-size-asian="8pt" style:font-size-complex="8pt" style:font-weight-asian="normal" style:font-weight-complex="normal" style:font-style-asian="italic" style:font-style-complex="italic" fo:color="#0000ff" style:text-underline-style="solid" style:text-underline-width="auto" style:text-underline-color="font-color"/>
    </style:style>
    <style:style style:name="T3" style:family="text">
      <style:text-properties style:font-name="Arial" fo:font-size="8pt" fo:font-weight="normal" style:text-line-through-type="none" fo:font-style="italic" style:text-outline="false" fo:text-shadow="none" style:text-position="0%" style:font-name-complex="Arial" style:font-size-asian="8pt" style:font-size-complex="8pt" style:font-weight-asian="normal" style:font-weight-complex="normal" style:font-style-asian="italic" style:font-style-complex="italic" style:text-underline-style="none" style:text-underline-color="font-color"/>
    </style:style>
    <style:style style:name="T4" style:family="text">
      <style:text-properties fo:color="#0000ff" style:font-name="Arial" fo:font-size="8pt" fo:font-weight="normal" style:text-underline-style="solid" style:text-underline-width="auto" style:text-underline-color="font-color" style:text-line-through-type="none" fo:font-style="italic" style:text-outline="false" fo:text-shadow="none" style:text-position="0%" style:font-name-complex="Arial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5"/>
        <table:table-column table:style-name="co2" table:number-columns-repeated="244" table:default-cell-style-name="ce1"/>
        <table:table-column table:style-name="co5" table:number-columns-repeated="768" table:default-cell-style-name="ce16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Note: <text:span text:style-name="T1">This sheet requires Obba 3.0 ( </text:span><text:span text:style-name="T2">http://www.obba.info/</text:span><text:span text:style-name="T3"> )</text:span></text:p>
          </table:table-cell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Object Viewer</text:p>
          </table:table-cell>
          <table:table-cell table:style-name="ce4"/>
          <table:table-cell table:style-name="ce5"/>
          <table:table-cell table:style-name="ce4" office:value-type="string" calcext:value-type="string">
            <text:p>Libraries (folder with JAR files)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5" table:number-columns-repeated="5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Parameters:</text:p>
          </table:table-cell>
          <table:table-cell table:style-name="ce6"/>
          <table:table-cell table:style-name="ce5"/>
          <table:table-cell table:style-name="ce6" office:value-type="string" calcext:value-type="string">
            <text:p>Load libraries from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Visibility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5"/>
          <table:table-cell table:style-name="ce5" office:value-type="string" calcext:value-type="string">
            <text:p>Path:</text:p>
          </table:table-cell>
          <table:table-cell table:style-name="ce13" office:value-type="string" calcext:value-type="string">
            <text:p>lib</text:p>
          </table:table-cell>
          <table:table-cell table:number-columns-repeated="1018"/>
        </table:table-row>
        <table:table-row table:style-name="ro1">
          <table:table-cell/>
          <table:table-cell table:style-name="ce5" table:number-columns-repeated="3"/>
          <table:table-cell table:style-name="ce5" office:value-type="string" calcext:value-type="string">
            <text:p>isRelative:</text:p>
          </table:table-cell>
          <table:table-cell table:style-name="ce14" office:value-type="float" office:value="1" calcext:value-type="float">
            <text:p>WAHR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Result:</text:p>
          </table:table-cell>
          <table:table-cell table:style-name="ce6"/>
          <table:table-cell table:style-name="ce5" table:number-columns-repeated="3"/>
          <table:table-cell table:number-columns-repeated="1018"/>
        </table:table-row>
        <table:table-row table:style-name="ro1">
          <table:table-cell/>
          <table:table-cell table:style-name="ce7" office:value-type="float" office:value="1" calcext:value-type="float">
            <text:p>WAHR</text:p>
          </table:table-cell>
          <table:table-cell table:style-name="ce5" table:number-columns-repeated="2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5" table:number-columns-repeated="3"/>
          <table:table-cell table:style-name="ce5" office:value-type="string" calcext:value-type="string">
            <text:p>Loaded:</text:p>
          </table:table-cell>
          <table:table-cell table:style-name="ce5" office:value-type="string" calcext:value-type="string">
            <text:p>/Users/fries/Documents/Development/finmath spreadsheets/spreadsheets/Curve Calibration/lib</text:p>
          </table:table-cell>
          <table:table-cell table:number-columns-repeated="1018"/>
        </table:table-row>
        <table:table-row table:style-name="ro1">
          <table:table-cell/>
          <table:table-cell table:style-name="ce5" table:number-columns-repeated="5"/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Obba Version</text:p>
          </table:table-cell>
          <table:table-cell table:style-name="ce8"/>
          <table:table-cell table:style-name="ce5"/>
          <table:table-cell table:style-name="ce4" office:value-type="string" calcext:value-type="string">
            <text:p>Additional Class Folder (leave empty if not needed)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5" table:number-columns-repeated="5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Result:</text:p>
          </table:table-cell>
          <table:table-cell table:style-name="ce6"/>
          <table:table-cell table:style-name="ce5"/>
          <table:table-cell table:style-name="ce6" office:value-type="string" calcext:value-type="string">
            <text:p>Load classes from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Version:</text:p>
          </table:table-cell>
          <table:table-cell table:style-name="ce5" office:value-type="string" calcext:value-type="string">
            <text:p>4.2.2</text:p>
          </table:table-cell>
          <table:table-cell table:style-name="ce5"/>
          <table:table-cell table:style-name="ce5" office:value-type="string" calcext:value-type="string">
            <text:p>Path:</text:p>
          </table:table-cell>
          <table:table-cell table:style-name="ce13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Build:</text:p>
          </table:table-cell>
          <table:table-cell table:style-name="ce10" office:value-type="string" calcext:value-type="string">
            <text:p>40201</text:p>
          </table:table-cell>
          <table:table-cell table:style-name="ce5"/>
          <table:table-cell table:style-name="ce5" office:value-type="string" calcext:value-type="string">
            <text:p>isRelative:</text:p>
          </table:table-cell>
          <table:table-cell table:style-name="ce14" office:value-type="float" office:value="1" calcext:value-type="float">
            <text:p>WAHR</text:p>
          </table:table-cell>
          <table:table-cell table:number-columns-repeated="1018"/>
        </table:table-row>
        <table:table-row table:style-name="ro1">
          <table:table-cell/>
          <table:table-cell table:style-name="ce5" table:number-columns-repeated="5"/>
          <table:table-cell table:number-columns-repeated="1018"/>
        </table:table-row>
        <table:table-row table:style-name="ro1">
          <table:table-cell/>
          <table:table-cell table:style-name="ce5" table:number-columns-repeated="3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finmath lib Version</text:p>
          </table:table-cell>
          <table:table-cell table:style-name="ce8"/>
          <table:table-cell table:style-name="ce5"/>
          <table:table-cell table:style-name="ce5" office:value-type="string" calcext:value-type="string">
            <text:p>Loaded:</text:p>
          </table:table-cell>
          <table:table-cell table:style-name="ce5" office:value-type="string" calcext:value-type="string">
            <text:p>/Users/fries/Documents/Development/finmath spreadsheets/spreadsheets/Curve Calibration</text:p>
          </table:table-cell>
          <table:table-cell table:number-columns-repeated="1018"/>
        </table:table-row>
        <table:table-row table:style-name="ro1">
          <table:table-cell/>
          <table:table-cell table:style-name="ce5" table:number-columns-repeated="5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Result:</text:p>
          </table:table-cell>
          <table:table-cell table:style-name="ce6"/>
          <table:table-cell table:style-name="ce5" table:number-columns-repeated="3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Version:</text:p>
          </table:table-cell>
          <table:table-cell table:style-name="ce11" office:value-type="string" calcext:value-type="string">
            <text:p>2.0.0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/>
          <table:table-cell table:style-name="ce5" table:number-columns-repeated="5"/>
          <table:table-cell table:number-columns-repeated="1018"/>
        </table:table-row>
        <table:table-row table:style-name="ro1">
          <table:table-cell/>
          <table:table-cell table:style-name="ce5" table:number-columns-repeated="3"/>
          <table:table-cell table:style-name="ce4" office:value-type="string" calcext:value-type="string">
            <text:p>Reference cell below to ensure lib is loaded:</text:p>
          </table:table-cell>
          <table:table-cell table:style-name="ce4"/>
          <table:table-cell table:number-columns-repeated="1018"/>
        </table:table-row>
        <table:table-row table:style-name="ro1">
          <table:table-cell/>
          <table:table-cell table:style-name="ce5" table:number-columns-repeated="3"/>
          <table:table-cell table:style-name="ce12"/>
          <table:table-cell table:style-name="ce5"/>
          <table:table-cell table:number-columns-repeated="1018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teCarloBlackScholes" table:style-name="ta2" table:print="false">
        <office:forms form:automatic-focus="false" form:apply-design-mode="false"/>
        <table:table-column table:style-name="co6" table:default-cell-style-name="ce17"/>
        <table:table-column table:style-name="co7" table:number-columns-repeated="255" table:default-cell-style-name="ce17"/>
        <table:table-column table:style-name="co8" table:number-columns-repeated="768" table:default-cell-style-name="ce37"/>
        <table:table-row table:style-name="ro2">
          <table:table-cell/>
          <table:table-cell table:style-name="ce20"/>
          <table:table-cell table:number-columns-repeated="1022"/>
        </table:table-row>
        <table:table-row table:style-name="ro3">
          <table:table-cell table:style-name="ce18"/>
          <table:table-cell table:style-name="ce21" table:formula="of:=&quot;Monte Carlo Black Scholes Model: This sheet illustrates the valuation of a product, where the product code is loaded from a local class file.&quot;" office:value-type="string" office:string-value="Monte Carlo Black Scholes Model: This sheet illustrates the valuation of a product, where the product code is loaded from a local class file." calcext:value-type="string">
            <text:p>Monte Carlo Black Scholes Model: This sheet illustrates the valuation of a product, where the product code is loaded from a local class file.</text:p>
          </table:table-cell>
          <table:table-cell table:style-name="ce18" table:number-columns-repeated="1022"/>
        </table:table-row>
        <table:table-row table:style-name="ro2">
          <table:table-cell table:style-name="ce19"/>
          <table:table-cell table:style-name="ce22" office:value-type="string" calcext:value-type="string">
            <text:p>Note: This sheet requires Obba 3.0 ( <text:span text:style-name="T4">http://www.obba.info/</text:span><text:span text:style-name="T3"> )</text:span></text:p>
          </table:table-cell>
          <table:table-cell table:style-name="ce19" table:number-columns-repeated="5"/>
          <table:table-cell table:style-name="ce32" office:value-type="string" calcext:value-type="string">
            <text:p>Load classes: </text:p>
          </table:table-cell>
          <table:table-cell table:style-name="ce19" table:formula="of:=INFO.OBBA.OBBA.OBADDCLASSES(&quot;classes&quot;;TRUE())" office:value-type="string" office:string-value="/Users/fries/Documents/Development/finmath spreadsheets/spreadsheets/Monte Carlo Simulation of Black Scholes Model for Custom Product/classes" calcext:value-type="string">
            <text:p>/Users/fries/Documents/Development/finmath spreadsheets/spreadsheets/Monte Carlo Simulation of Black Scholes Model for Custom Product/classes</text:p>
          </table:table-cell>
          <table:table-cell table:style-name="ce19" table:number-columns-repeated="1015"/>
        </table:table-row>
        <table:table-row table:style-name="ro2">
          <table:table-cell table:style-name="ce19"/>
          <table:table-cell/>
          <table:table-cell table:style-name="ce19" table:number-columns-repeated="5"/>
          <table:table-cell table:style-name="ce19" office:value-type="string" calcext:value-type="string">
            <text:p>Note: Edit the corresponding Java code, compile it, and then use the product here.</text:p>
          </table:table-cell>
          <table:table-cell table:style-name="ce19"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3" office:value-type="string" calcext:value-type="string">
            <text:p>Time Discretization</text:p>
          </table:table-cell>
          <table:table-cell table:style-name="ce23"/>
          <table:table-cell/>
          <table:table-cell table:style-name="ce23" office:value-type="string" calcext:value-type="string">
            <text:p>Monte Carlo Black Scholes Model</text:p>
          </table:table-cell>
          <table:table-cell table:style-name="ce23"/>
          <table:table-cell/>
          <table:table-cell table:style-name="ce23" office:value-type="string" calcext:value-type="string">
            <text:p>User Defined Product</text:p>
          </table:table-cell>
          <table:table-cell table:style-name="ce2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4" office:value-type="string" calcext:value-type="string">
            <text:p>Parameters:</text:p>
          </table:table-cell>
          <table:table-cell table:style-name="ce24"/>
          <table:table-cell/>
          <table:table-cell table:style-name="ce24" office:value-type="string" calcext:value-type="string">
            <text:p>Parameters:</text:p>
          </table:table-cell>
          <table:table-cell table:style-name="ce24"/>
          <table:table-cell/>
          <table:table-cell table:style-name="ce24" office:value-type="string" calcext:value-type="string">
            <text:p>Parameters:</text:p>
          </table:table-cell>
          <table:table-cell table:style-name="ce24"/>
          <table:table-cell table:number-columns-repeated="1015"/>
        </table:table-row>
        <table:table-row table:style-name="ro4">
          <table:table-cell/>
          <table:table-cell table:style-name="ce25" table:formula="of:=INFO.OBBA.OBBA.OBMAKE(&quot;td.start&quot;;&quot;double&quot;;[.C9])" office:value-type="string" office:string-value="td.start &#10;[54291]" calcext:value-type="string">
            <text:p>td.start </text:p>
            <text:p>[54291]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5" table:formula="of:=[.B14]" office:value-type="string" office:string-value="timeDiscretization &#10;[54307]" calcext:value-type="string">
            <text:p>timeDiscretization </text:p>
            <text:p>[54307]</text:p>
          </table:table-cell>
          <table:table-cell table:number-columns-repeated="2"/>
          <table:table-cell table:style-name="ce25" table:formula="of:=INFO.OBBA.OBBA.OBMAKE(&quot;productMaturity&quot;;&quot;double&quot;;[.I9])" office:value-type="string" office:string-value="productMaturity &#10;[54290]" calcext:value-type="string">
            <text:p>productMaturity </text:p>
            <text:p>[54290]</text:p>
          </table:table-cell>
          <table:table-cell table:style-name="ce30" office:value-type="float" office:value="5" calcext:value-type="float">
            <text:p>5</text:p>
          </table:table-cell>
          <table:table-cell table:number-columns-repeated="1015"/>
        </table:table-row>
        <table:table-row table:style-name="ro4">
          <table:table-cell/>
          <table:table-cell table:style-name="ce25" table:formula="of:=INFO.OBBA.OBBA.OBMAKE(&quot;td.num&quot;;&quot;int&quot;;[.C10])" office:value-type="string" office:string-value="td.num &#10;[54292]" calcext:value-type="string">
            <text:p>td.num </text:p>
            <text:p>[54292]</text:p>
          </table:table-cell>
          <table:table-cell table:style-name="ce27" office:value-type="float" office:value="20" calcext:value-type="float">
            <text:p>20</text:p>
          </table:table-cell>
          <table:table-cell/>
          <table:table-cell table:style-name="ce25" table:formula="of:=INFO.OBBA.OBBA.OBMAKE(&quot;numberOfPaths&quot;;&quot;int&quot;;[.F10])" office:value-type="string" office:string-value="numberOfPaths &#10;[54295]" calcext:value-type="string">
            <text:p>numberOfPaths </text:p>
            <text:p>[54295]</text:p>
          </table:table-cell>
          <table:table-cell table:style-name="ce27" office:value-type="float" office:value="1000" calcext:value-type="float">
            <text:p>1000</text:p>
          </table:table-cell>
          <table:table-cell/>
          <table:table-cell table:style-name="ce25" table:formula="of:=INFO.OBBA.OBBA.OBMAKE(&quot;productStrike&quot;;&quot;double&quot;;[.I10])" office:value-type="string" office:string-value="productStrike &#10;[54303]" calcext:value-type="string">
            <text:p>productStrike </text:p>
            <text:p>[54303]</text:p>
          </table:table-cell>
          <table:table-cell table:style-name="ce27" office:value-type="float" office:value="100" calcext:value-type="float">
            <text:p>100</text:p>
          </table:table-cell>
          <table:table-cell table:number-columns-repeated="1015"/>
        </table:table-row>
        <table:table-row table:style-name="ro4">
          <table:table-cell/>
          <table:table-cell table:style-name="ce25" table:formula="of:=INFO.OBBA.OBBA.OBMAKE(&quot;td.step&quot;;&quot;double&quot;;[.C11])" office:value-type="string" office:string-value="td.step &#10;[54293]" calcext:value-type="string">
            <text:p>td.step </text:p>
            <text:p>[54293]</text:p>
          </table:table-cell>
          <table:table-cell table:style-name="ce27" office:value-type="float" office:value="0.5" calcext:value-type="float">
            <text:p>0.5</text:p>
          </table:table-cell>
          <table:table-cell/>
          <table:table-cell table:style-name="ce25" table:formula="of:=INFO.OBBA.OBBA.OBMAKE(&quot;initialValue&quot;;&quot;double&quot;;[.F11])" office:value-type="string" office:string-value="initialValue &#10;[54296]" calcext:value-type="string">
            <text:p>initialValue </text:p>
            <text:p>[54296]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1018"/>
        </table:table-row>
        <table:table-row table:style-name="ro4">
          <table:table-cell table:number-columns-repeated="4"/>
          <table:table-cell table:style-name="ce25" table:formula="of:=INFO.OBBA.OBBA.OBMAKE(&quot;riskFreeRate&quot;;&quot;double&quot;;[.F12])" office:value-type="string" office:string-value="riskFreeRate &#10;[54297]" calcext:value-type="string">
            <text:p>riskFreeRate </text:p>
            <text:p>[54297]</text:p>
          </table:table-cell>
          <table:table-cell table:style-name="ce31" office:value-type="percentage" office:value="0.05" calcext:value-type="percentage">
            <text:p>5%</text:p>
          </table:table-cell>
          <table:table-cell/>
          <table:table-cell table:style-name="ce24" office:value-type="string" calcext:value-type="string">
            <text:p>Object:</text:p>
          </table:table-cell>
          <table:table-cell table:style-name="ce24"/>
          <table:table-cell table:number-columns-repeated="1015"/>
        </table:table-row>
        <table:table-row table:style-name="ro4">
          <table:table-cell/>
          <table:table-cell table:style-name="ce24" office:value-type="string" calcext:value-type="string">
            <text:p>Object:</text:p>
          </table:table-cell>
          <table:table-cell table:style-name="ce24"/>
          <table:table-cell/>
          <table:table-cell table:style-name="ce25" table:formula="of:=INFO.OBBA.OBBA.OBMAKE(&quot;volatility&quot;;&quot;double&quot;;[.F13])" office:value-type="string" office:string-value="volatility &#10;[54298]" calcext:value-type="string">
            <text:p>volatility </text:p>
            <text:p>[54298]</text:p>
          </table:table-cell>
          <table:table-cell table:style-name="ce31" office:value-type="percentage" office:value="0.2" calcext:value-type="percentage">
            <text:p>20%</text:p>
          </table:table-cell>
          <table:table-cell/>
          <table:table-cell table:style-name="ce33" table:formula="of:=INFO.OBBA.OBBA.OBMAKE(&quot;userDefinedProduct&quot;;INFO.OBBA.OBBA.OBSYNC(&quot;&quot;;[.I3])&amp;&quot;UserDefiniedAssetDerivative&quot;;[.H9:.H10])" office:value-type="string" office:string-value="userDefinedProduct &#10;[54304]" calcext:value-type="string">
            <text:p>userDefinedProduct </text:p>
            <text:p>[54304]</text:p>
          </table:table-cell>
          <table:table-cell table:number-columns-repeated="1016"/>
        </table:table-row>
        <table:table-row table:style-name="ro2">
          <table:table-cell/>
          <table:table-cell table:formula="of:=INFO.OBBA.OBBA.OBMAKE(&quot;timeDiscretization&quot;;obLibs&amp;&quot;net.finmath.time.TimeDiscretization&quot;;[.B9:.B11])" office:value-type="string" office:string-value="timeDiscretization &#10;[54307]" calcext:value-type="string">
            <text:p>timeDiscretization </text:p>
            <text:p>[54307]</text:p>
          </table:table-cell>
          <table:table-cell table:number-columns-repeated="1022"/>
        </table:table-row>
        <table:table-row table:style-name="ro2">
          <table:table-cell table:number-columns-repeated="4"/>
          <table:table-cell table:style-name="ce24" office:value-type="string" calcext:value-type="string">
            <text:p>Object:</text:p>
          </table:table-cell>
          <table:table-cell table:style-name="ce24"/>
          <table:table-cell table:number-columns-repeated="1018"/>
        </table:table-row>
        <table:table-row table:style-name="ro2">
          <table:table-cell table:number-columns-repeated="4"/>
          <table:table-cell table:formula="of:=INFO.OBBA.OBBA.OBMAKE(&quot;monteCarloBlackScholes&quot;;obLibs&amp;&quot;net.finmath.montecarlo.assetderivativevaluation.MonteCarloBlackScholesModel&quot;;[.E9:.E13])" office:value-type="string" office:string-value="monteCarloBlackScholes &#10;[54308]" calcext:value-type="string">
            <text:p>monteCarloBlackScholes </text:p>
            <text:p>[54308]</text:p>
          </table:table-cell>
          <table:table-cell table:number-columns-repeated="1019"/>
        </table:table-row>
        <table:table-row table:style-name="ro2">
          <table:table-cell table:number-columns-repeated="7"/>
          <table:table-cell table:style-name="ce34" office:value-type="string" calcext:value-type="string">
            <text:p>Result</text:p>
          </table:table-cell>
          <table:table-cell table:style-name="ce34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style-name="ce35" office:value-type="string" calcext:value-type="string">
            <text:p>Value:</text:p>
          </table:table-cell>
          <table:table-cell table:style-name="ce36" table:formula="of:=INFO.OBBA.OBBA.OBGET(INFO.OBBA.OBBA.OBCALL(&quot;&quot;;[.H13];&quot;getValue&quot;;[.$E$16]))" office:value-type="float" office:value="30.0543298574145" calcext:value-type="float">
            <text:p>30.05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formula="of:=INFO.OBBA.OBBA.OBGET(INFO.OBBA.OBBA.OBCALL(&quot;&quot;;[.H13];&quot;getValues&quot;;[.$E$16]))" office:value-type="string" office:string-value="{error=1.3767701074069192, value=30.054329857414473}" calcext:value-type="string">
            <text:p>{error=1.3767701074069192, value=30.054329857414473}</text:p>
          </table:table-cell>
          <table:table-cell table:number-columns-repeated="1016"/>
        </table:table-row>
        <table:table-row table:style-name="ro2">
          <table:table-cell table:number-columns-repeated="4"/>
          <table:table-cell>
            <draw:frame table:end-cell-address="MonteCarloBlackScholes.H34" table:end-x="20.93mm" table:end-y="2.39mm" draw:z-index="0" draw:name="Chart 5" draw:style-name="gr1" draw:text-style-name="P1" svg:width="92.26mm" svg:height="59.23mm" svg:x="20.96mm" svg:y="1.64mm">
              <loext:p draw:notify-on-update-of-ranges="MonteCarloBlackScholes.D39:MonteCarloBlackScholes.D59 MonteCarloBlackScholes.E39:MonteCarloBlackScholes.E59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>
            <draw:frame table:end-cell-address="MonteCarloBlackScholes.K34" table:end-x="19.29mm" table:end-y="2.86mm" draw:z-index="1" draw:name="Chart 7" draw:style-name="gr1" draw:text-style-name="P1" svg:width="92.33mm" svg:height="59.23mm" svg:x="19.24mm" svg:y="2.11mm">
              <loext:p draw:notify-on-update-of-ranges="MonteCarloBlackScholes.B39:MonteCarloBlackScholes.B288 MonteCarloBlackScholes.C39:MonteCarloBlackScholes.C288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6"/>
        </table:table-row>
        <table:table-row table:style-name="ro2" table:number-rows-repeated="15">
          <table:table-cell table:number-columns-repeated="1024"/>
        </table:table-row>
        <table:table-row table:style-name="ro4">
          <table:table-cell/>
          <table:table-cell table:style-name="ce25" table:formula="of:=INFO.OBBA.OBBA.OBCALL(&quot;underlyingValue&quot;;[.E16];&quot;getAssetValue&quot;;[.H9];INFO.OBBA.OBBA.OBMAKE(&quot;&quot;;&quot;int&quot;;0))" office:value-type="string" office:string-value="underlyingValue &#10;[54312]" calcext:value-type="string">
            <text:p>underlyingValue </text:p>
            <text:p>[54312]</text:p>
          </table:table-cell>
          <table:table-cell table:style-name="ce28" table:formula="of:=INFO.OBBA.OBBA.OBCALL(&quot;customProductValues&quot;;[.H13];&quot;getValue&quot;;INFO.OBBA.OBBA.OBMAKE(&quot;&quot;;&quot;double&quot;;0);[.$E$16])" office:value-type="string" office:string-value="customProductValues &#10;[54315]" calcext:value-type="string">
            <text:p>customProductValues </text:p>
            <text:p>[54315]</text:p>
          </table:table-cell>
          <table:table-cell table:style-name="ce25" table:number-columns-repeated="2"/>
          <table:table-cell table:number-columns-repeated="1019"/>
        </table:table-row>
        <table:table-row table:style-name="ro2">
          <table:table-cell table:number-columns-repeated="3"/>
          <table:table-cell table:style-name="ce29" office:value-type="float" office:value="15" calcext:value-type="float">
            <text:p>15</text:p>
          </table:table-cell>
          <table:table-cell table:style-name="ce29" office:value-type="string" calcext:value-type="string">
            <text:p>Histogram</text:p>
          </table:table-cell>
          <table:table-cell table:number-columns-repeated="1019"/>
        </table:table-row>
        <table:table-row table:style-name="ro2">
          <table:table-cell/>
          <table:table-cell table:style-name="ce26" table:number-matrix-columns-spanned="1" table:number-matrix-rows-spanned="250" table:formula="of:=TRANSPOSE(INFO.OBBA.OBBA.OBGET(INFO.OBBA.OBBA.OBCALL(&quot;&quot;;[.B37];&quot;getRealizations&quot;)))" office:value-type="float" office:value="74.7962632612591" calcext:value-type="float">
            <text:p>74.8</text:p>
          </table:table-cell>
          <table:table-cell table:style-name="ce26" table:number-matrix-columns-spanned="1" table:number-matrix-rows-spanned="250" table:formula="of:=TRANSPOSE(INFO.OBBA.OBBA.OBGET(INFO.OBBA.OBBA.OBCALL(&quot;&quot;;[.C37];&quot;getRealizations&quot;)))" office:value-type="float" office:value="0" calcext:value-type="float">
            <text:p>0.0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number-matrix-columns-spanned="1" table:number-matrix-rows-spanned="21" table:formula="of:=FREQUENCY([.B39:.B288];[.D39:.D59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float" office:value="93.0083693371148" calcext:value-type="float">
            <text:p>93.0</text:p>
          </table:table-cell>
          <table:table-cell table:style-name="ce26" office:value-type="float" office:value="0" calcext:value-type="float">
            <text:p>0.0</text:p>
          </table:table-cell>
          <table:table-cell table:style-name="ce29" table:formula="of:=[.D39]+[.$D$38]" office:value-type="float" office:value="15" calcext:value-type="float">
            <text:p>15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float" office:value="52.4262587259132" calcext:value-type="float">
            <text:p>52.4</text:p>
          </table:table-cell>
          <table:table-cell table:style-name="ce26" office:value-type="float" office:value="0" calcext:value-type="float">
            <text:p>0.0</text:p>
          </table:table-cell>
          <table:table-cell table:style-name="ce29" table:formula="of:=[.D40]+[.$D$38]" office:value-type="float" office:value="30" calcext:value-type="float">
            <text:p>30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float" office:value="100.46520306894" calcext:value-type="float">
            <text:p>100.5</text:p>
          </table:table-cell>
          <table:table-cell table:style-name="ce26" office:value-type="float" office:value="0.362300514377404" calcext:value-type="float">
            <text:p>0.4</text:p>
          </table:table-cell>
          <table:table-cell table:style-name="ce29" table:formula="of:=[.D41]+[.$D$38]" office:value-type="float" office:value="45" calcext:value-type="float">
            <text:p>45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float" office:value="207.248319797215" calcext:value-type="float">
            <text:p>207.2</text:p>
          </table:table-cell>
          <table:table-cell table:style-name="ce26" office:value-type="float" office:value="83.5250754411637" calcext:value-type="float">
            <text:p>83.5</text:p>
          </table:table-cell>
          <table:table-cell table:style-name="ce29" table:formula="of:=[.D42]+[.$D$38]" office:value-type="float" office:value="60" calcext:value-type="float">
            <text:p>60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float" office:value="110.133257533941" calcext:value-type="float">
            <text:p>110.1</text:p>
          </table:table-cell>
          <table:table-cell table:style-name="ce26" office:value-type="float" office:value="7.89178890249765" calcext:value-type="float">
            <text:p>7.9</text:p>
          </table:table-cell>
          <table:table-cell table:style-name="ce29" table:formula="of:=[.D43]+[.$D$38]" office:value-type="float" office:value="75" calcext:value-type="float">
            <text:p>75</text:p>
          </table:table-cell>
          <table:table-cell table:style-name="ce29" office:value-type="float" office:value="29" calcext:value-type="float">
            <text:p>29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float" office:value="56.0942593329034" calcext:value-type="float">
            <text:p>56.1</text:p>
          </table:table-cell>
          <table:table-cell table:style-name="ce26" office:value-type="float" office:value="0" calcext:value-type="float">
            <text:p>0.0</text:p>
          </table:table-cell>
          <table:table-cell table:style-name="ce29" table:formula="of:=[.D44]+[.$D$38]" office:value-type="float" office:value="90" calcext:value-type="float">
            <text:p>90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float" office:value="67.8578868500795" calcext:value-type="float">
            <text:p>67.9</text:p>
          </table:table-cell>
          <table:table-cell table:style-name="ce26" office:value-type="float" office:value="0" calcext:value-type="float">
            <text:p>0.0</text:p>
          </table:table-cell>
          <table:table-cell table:style-name="ce29" table:formula="of:=[.D45]+[.$D$38]" office:value-type="float" office:value="105" calcext:value-type="float">
            <text:p>105</text:p>
          </table:table-cell>
          <table:table-cell table:style-name="ce29" office:value-type="float" office:value="36" calcext:value-type="float">
            <text:p>36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float" office:value="146.881510090612" calcext:value-type="float">
            <text:p>146.9</text:p>
          </table:table-cell>
          <table:table-cell table:style-name="ce26" office:value-type="float" office:value="36.5113567701386" calcext:value-type="float">
            <text:p>36.5</text:p>
          </table:table-cell>
          <table:table-cell table:style-name="ce29" table:formula="of:=[.D46]+[.$D$38]" office:value-type="float" office:value="120" calcext:value-type="float">
            <text:p>120</text:p>
          </table:table-cell>
          <table:table-cell table:style-name="ce29" office:value-type="float" office:value="26" calcext:value-type="float">
            <text:p>26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float" office:value="124.398092909264" calcext:value-type="float">
            <text:p>124.4</text:p>
          </table:table-cell>
          <table:table-cell table:style-name="ce26" office:value-type="float" office:value="19.0012538631839" calcext:value-type="float">
            <text:p>19.0</text:p>
          </table:table-cell>
          <table:table-cell table:style-name="ce29" table:formula="of:=[.D47]+[.$D$38]" office:value-type="float" office:value="135" calcext:value-type="float">
            <text:p>135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float" office:value="46.7542114904943" calcext:value-type="float">
            <text:p>46.8</text:p>
          </table:table-cell>
          <table:table-cell table:style-name="ce26" office:value-type="float" office:value="0" calcext:value-type="float">
            <text:p>0.0</text:p>
          </table:table-cell>
          <table:table-cell table:style-name="ce29" table:formula="of:=[.D48]+[.$D$38]" office:value-type="float" office:value="150" calcext:value-type="float">
            <text:p>150</text:p>
          </table:table-cell>
          <table:table-cell table:style-name="ce29" office:value-type="float" office:value="19" calcext:value-type="float">
            <text:p>19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float" office:value="81.7141636934347" calcext:value-type="float">
            <text:p>81.7</text:p>
          </table:table-cell>
          <table:table-cell table:style-name="ce26" office:value-type="float" office:value="0" calcext:value-type="float">
            <text:p>0.0</text:p>
          </table:table-cell>
          <table:table-cell table:style-name="ce29" table:formula="of:=[.D49]+[.$D$38]" office:value-type="float" office:value="165" calcext:value-type="float">
            <text:p>165</text:p>
          </table:table-cell>
          <table:table-cell table:style-name="ce29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float" office:value="50.2159537264171" calcext:value-type="float">
            <text:p>50.2</text:p>
          </table:table-cell>
          <table:table-cell table:style-name="ce26" office:value-type="float" office:value="0" calcext:value-type="float">
            <text:p>0.0</text:p>
          </table:table-cell>
          <table:table-cell table:style-name="ce29" table:formula="of:=[.D50]+[.$D$38]" office:value-type="float" office:value="180" calcext:value-type="float">
            <text:p>180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float" office:value="114.210988212773" calcext:value-type="float">
            <text:p>114.2</text:p>
          </table:table-cell>
          <table:table-cell table:style-name="ce26" office:value-type="float" office:value="11.0675287483264" calcext:value-type="float">
            <text:p>11.1</text:p>
          </table:table-cell>
          <table:table-cell table:style-name="ce29" table:formula="of:=[.D51]+[.$D$38]" office:value-type="float" office:value="195" calcext:value-type="float">
            <text:p>195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float" office:value="130.50491795766" calcext:value-type="float">
            <text:p>130.5</text:p>
          </table:table-cell>
          <table:table-cell table:style-name="ce26" office:value-type="float" office:value="23.7572539929547" calcext:value-type="float">
            <text:p>23.8</text:p>
          </table:table-cell>
          <table:table-cell table:style-name="ce29" table:formula="of:=[.D52]+[.$D$38]" office:value-type="float" office:value="210" calcext:value-type="float">
            <text:p>210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float" office:value="108.852201318182" calcext:value-type="float">
            <text:p>108.9</text:p>
          </table:table-cell>
          <table:table-cell table:style-name="ce26" office:value-type="float" office:value="6.89410131850609" calcext:value-type="float">
            <text:p>6.9</text:p>
          </table:table-cell>
          <table:table-cell table:style-name="ce29" table:formula="of:=[.D53]+[.$D$38]" office:value-type="float" office:value="225" calcext:value-type="float">
            <text:p>225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float" office:value="141.503347546183" calcext:value-type="float">
            <text:p>141.5</text:p>
          </table:table-cell>
          <table:table-cell table:style-name="ce26" office:value-type="float" office:value="32.3228395690517" calcext:value-type="float">
            <text:p>32.3</text:p>
          </table:table-cell>
          <table:table-cell table:style-name="ce29" table:formula="of:=[.D54]+[.$D$38]" office:value-type="float" office:value="240" calcext:value-type="float">
            <text:p>240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float" office:value="76.6843629666837" calcext:value-type="float">
            <text:p>76.7</text:p>
          </table:table-cell>
          <table:table-cell table:style-name="ce26" office:value-type="float" office:value="0" calcext:value-type="float">
            <text:p>0.0</text:p>
          </table:table-cell>
          <table:table-cell table:style-name="ce29" table:formula="of:=[.D55]+[.$D$38]" office:value-type="float" office:value="255" calcext:value-type="float">
            <text:p>255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float" office:value="98.8155741582596" calcext:value-type="float">
            <text:p>98.8</text:p>
          </table:table-cell>
          <table:table-cell table:style-name="ce26" office:value-type="float" office:value="0" calcext:value-type="float">
            <text:p>0.0</text:p>
          </table:table-cell>
          <table:table-cell table:style-name="ce29" table:formula="of:=[.D56]+[.$D$38]" office:value-type="float" office:value="270" calcext:value-type="float">
            <text:p>27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float" office:value="171.766793243928" calcext:value-type="float">
            <text:p>171.8</text:p>
          </table:table-cell>
          <table:table-cell table:style-name="ce26" office:value-type="float" office:value="55.8920347768949" calcext:value-type="float">
            <text:p>55.9</text:p>
          </table:table-cell>
          <table:table-cell table:style-name="ce29" table:formula="of:=[.D57]+[.$D$38]" office:value-type="float" office:value="285" calcext:value-type="float">
            <text:p>285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float" office:value="79.3025363614558" calcext:value-type="float">
            <text:p>79.3</text:p>
          </table:table-cell>
          <table:table-cell table:style-name="ce26" office:value-type="float" office:value="0" calcext:value-type="float">
            <text:p>0.0</text:p>
          </table:table-cell>
          <table:table-cell table:style-name="ce29" table:formula="of:=[.D58]+[.$D$38]" office:value-type="float" office:value="300" calcext:value-type="float">
            <text:p>300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/>
          <table:table-cell table:style-name="ce26" office:value-type="float" office:value="141.207713509102" calcext:value-type="float">
            <text:p>141.2</text:p>
          </table:table-cell>
          <table:table-cell table:style-name="ce26" office:value-type="float" office:value="32.0925995494705" calcext:value-type="float">
            <text:p>32.1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06.331328827297" calcext:value-type="float">
            <text:p>206.3</text:p>
          </table:table-cell>
          <table:table-cell table:style-name="ce26" office:value-type="float" office:value="82.810922155722" calcext:value-type="float">
            <text:p>82.8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25.625811971512" calcext:value-type="float">
            <text:p>125.6</text:p>
          </table:table-cell>
          <table:table-cell table:style-name="ce26" office:value-type="float" office:value="19.957402430254" calcext:value-type="float">
            <text:p>2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67.2423664455184" calcext:value-type="float">
            <text:p>67.2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07.326224866528" calcext:value-type="float">
            <text:p>207.3</text:p>
          </table:table-cell>
          <table:table-cell table:style-name="ce26" office:value-type="float" office:value="83.58574797015" calcext:value-type="float">
            <text:p>83.6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25.438832050284" calcext:value-type="float">
            <text:p>125.4</text:p>
          </table:table-cell>
          <table:table-cell table:style-name="ce26" office:value-type="float" office:value="19.8117823211831" calcext:value-type="float">
            <text:p>19.8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68.2558264600366" calcext:value-type="float">
            <text:p>68.3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81.1923261073962" calcext:value-type="float">
            <text:p>81.2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96.6894635621295" calcext:value-type="float">
            <text:p>96.7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79.8799597918084" calcext:value-type="float">
            <text:p>79.9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90.281796941079" calcext:value-type="float">
            <text:p>90.3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82.3130060600819" calcext:value-type="float">
            <text:p>82.3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70.495630163657" calcext:value-type="float">
            <text:p>170.5</text:p>
          </table:table-cell>
          <table:table-cell table:style-name="ce26" office:value-type="float" office:value="54.9020519745682" calcext:value-type="float">
            <text:p>54.9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55.8251786526677" calcext:value-type="float">
            <text:p>55.8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10.189127855455" calcext:value-type="float">
            <text:p>110.2</text:p>
          </table:table-cell>
          <table:table-cell table:style-name="ce26" office:value-type="float" office:value="7.93530075264285" calcext:value-type="float">
            <text:p>7.9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13.664665145091" calcext:value-type="float">
            <text:p>113.7</text:p>
          </table:table-cell>
          <table:table-cell table:style-name="ce26" office:value-type="float" office:value="10.6420519154051" calcext:value-type="float">
            <text:p>10.6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87.6207043192276" calcext:value-type="float">
            <text:p>87.6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03.760470296769" calcext:value-type="float">
            <text:p>103.8</text:p>
          </table:table-cell>
          <table:table-cell table:style-name="ce26" office:value-type="float" office:value="2.92865721184053" calcext:value-type="float">
            <text:p>2.9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25.024123327939" calcext:value-type="float">
            <text:p>125.0</text:p>
          </table:table-cell>
          <table:table-cell table:style-name="ce26" office:value-type="float" office:value="19.4888068434743" calcext:value-type="float">
            <text:p>19.5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16.219255988081" calcext:value-type="float">
            <text:p>116.2</text:p>
          </table:table-cell>
          <table:table-cell table:style-name="ce26" office:value-type="float" office:value="12.6315692643528" calcext:value-type="float">
            <text:p>12.6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15.63188578468" calcext:value-type="float">
            <text:p>115.6</text:p>
          </table:table-cell>
          <table:table-cell table:style-name="ce26" office:value-type="float" office:value="12.1741248899915" calcext:value-type="float">
            <text:p>12.2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07.386709651934" calcext:value-type="float">
            <text:p>207.4</text:p>
          </table:table-cell>
          <table:table-cell table:style-name="ce26" office:value-type="float" office:value="83.6328535683876" calcext:value-type="float">
            <text:p>83.6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39.296164426705" calcext:value-type="float">
            <text:p>139.3</text:p>
          </table:table-cell>
          <table:table-cell table:style-name="ce26" office:value-type="float" office:value="30.6038836272206" calcext:value-type="float">
            <text:p>30.6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88.519669073286" calcext:value-type="float">
            <text:p>88.5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88.093019823173" calcext:value-type="float">
            <text:p>88.1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74.3533854910831" calcext:value-type="float">
            <text:p>74.4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42.480976674788" calcext:value-type="float">
            <text:p>142.5</text:p>
          </table:table-cell>
          <table:table-cell table:style-name="ce26" office:value-type="float" office:value="33.0842178999626" calcext:value-type="float">
            <text:p>33.1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01.423815976731" calcext:value-type="float">
            <text:p>101.4</text:p>
          </table:table-cell>
          <table:table-cell table:style-name="ce26" office:value-type="float" office:value="1.10886899762742" calcext:value-type="float">
            <text:p>1.1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72.3296039349693" calcext:value-type="float">
            <text:p>72.3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62.504708952053" calcext:value-type="float">
            <text:p>162.5</text:p>
          </table:table-cell>
          <table:table-cell table:style-name="ce26" office:value-type="float" office:value="48.6787162775092" calcext:value-type="float">
            <text:p>48.7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82.7661945227537" calcext:value-type="float">
            <text:p>82.8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44.865929241184" calcext:value-type="float">
            <text:p>144.9</text:p>
          </table:table-cell>
          <table:table-cell table:style-name="ce26" office:value-type="float" office:value="34.94162082626" calcext:value-type="float">
            <text:p>34.9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96.2615244006372" calcext:value-type="float">
            <text:p>96.3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34.708516620132" calcext:value-type="float">
            <text:p>134.7</text:p>
          </table:table-cell>
          <table:table-cell table:style-name="ce26" office:value-type="float" office:value="27.0310199230057" calcext:value-type="float">
            <text:p>27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29.454698009819" calcext:value-type="float">
            <text:p>129.5</text:p>
          </table:table-cell>
          <table:table-cell table:style-name="ce26" office:value-type="float" office:value="22.9393418751785" calcext:value-type="float">
            <text:p>22.9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88.1565830796878" calcext:value-type="float">
            <text:p>88.2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60.199088295267" calcext:value-type="float">
            <text:p>60.2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36.137153901335" calcext:value-type="float">
            <text:p>36.1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20.925924556398" calcext:value-type="float">
            <text:p>120.9</text:p>
          </table:table-cell>
          <table:table-cell table:style-name="ce26" office:value-type="float" office:value="16.297126431016" calcext:value-type="float">
            <text:p>16.3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22.044848393887" calcext:value-type="float">
            <text:p>122.0</text:p>
          </table:table-cell>
          <table:table-cell table:style-name="ce26" office:value-type="float" office:value="17.1685451918496" calcext:value-type="float">
            <text:p>17.2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79.653777761545" calcext:value-type="float">
            <text:p>179.7</text:p>
          </table:table-cell>
          <table:table-cell table:style-name="ce26" office:value-type="float" office:value="62.0344244952871" calcext:value-type="float">
            <text:p>62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82.8710605912711" calcext:value-type="float">
            <text:p>82.9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54.037719032488" calcext:value-type="float">
            <text:p>154.0</text:p>
          </table:table-cell>
          <table:table-cell table:style-name="ce26" office:value-type="float" office:value="42.084617897894" calcext:value-type="float">
            <text:p>42.1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80.3010238953646" calcext:value-type="float">
            <text:p>80.3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57.9453292667369" calcext:value-type="float">
            <text:p>57.9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75.6668564244163" calcext:value-type="float">
            <text:p>75.7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69.9726344181769" calcext:value-type="float">
            <text:p>70.0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14.255849380964" calcext:value-type="float">
            <text:p>114.3</text:p>
          </table:table-cell>
          <table:table-cell table:style-name="ce26" office:value-type="float" office:value="11.1024666612426" calcext:value-type="float">
            <text:p>11.1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28.53632438749" calcext:value-type="float">
            <text:p>128.5</text:p>
          </table:table-cell>
          <table:table-cell table:style-name="ce26" office:value-type="float" office:value="22.2241117789571" calcext:value-type="float">
            <text:p>22.2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09.171444710521" calcext:value-type="float">
            <text:p>109.2</text:p>
          </table:table-cell>
          <table:table-cell table:style-name="ce26" office:value-type="float" office:value="7.1427283224497" calcext:value-type="float">
            <text:p>7.1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57.4592652281536" calcext:value-type="float">
            <text:p>57.5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46.9917502948328" calcext:value-type="float">
            <text:p>47.0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70.2137851414631" calcext:value-type="float">
            <text:p>70.2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01.694702106407" calcext:value-type="float">
            <text:p>101.7</text:p>
          </table:table-cell>
          <table:table-cell table:style-name="ce26" office:value-type="float" office:value="1.31983532754236" calcext:value-type="float">
            <text:p>1.3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94.4862695066843" calcext:value-type="float">
            <text:p>94.5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95.9923963906069" calcext:value-type="float">
            <text:p>96.0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58.314910633484" calcext:value-type="float">
            <text:p>158.3</text:p>
          </table:table-cell>
          <table:table-cell table:style-name="ce26" office:value-type="float" office:value="45.4156980660961" calcext:value-type="float">
            <text:p>45.4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72.5986126517171" calcext:value-type="float">
            <text:p>72.6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61.2298672942391" calcext:value-type="float">
            <text:p>61.2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61.9696838129268" calcext:value-type="float">
            <text:p>62.0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45.703667534824" calcext:value-type="float">
            <text:p>145.7</text:p>
          </table:table-cell>
          <table:table-cell table:style-name="ce26" office:value-type="float" office:value="35.5940520653557" calcext:value-type="float">
            <text:p>35.6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23.555453501971" calcext:value-type="float">
            <text:p>123.6</text:p>
          </table:table-cell>
          <table:table-cell table:style-name="ce26" office:value-type="float" office:value="18.3450056329373" calcext:value-type="float">
            <text:p>18.3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99.5675965682806" calcext:value-type="float">
            <text:p>99.6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18.090770064678" calcext:value-type="float">
            <text:p>118.1</text:p>
          </table:table-cell>
          <table:table-cell table:style-name="ce26" office:value-type="float" office:value="14.0891058927357" calcext:value-type="float">
            <text:p>14.1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56.2893074379934" calcext:value-type="float">
            <text:p>56.3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65.7775886340231" calcext:value-type="float">
            <text:p>65.8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75.7472408530648" calcext:value-type="float">
            <text:p>75.7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74.061641099234" calcext:value-type="float">
            <text:p>174.1</text:p>
          </table:table-cell>
          <table:table-cell table:style-name="ce26" office:value-type="float" office:value="57.6792640836365" calcext:value-type="float">
            <text:p>57.7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46.518636692537" calcext:value-type="float">
            <text:p>146.5</text:p>
          </table:table-cell>
          <table:table-cell table:style-name="ce26" office:value-type="float" office:value="36.228750683562" calcext:value-type="float">
            <text:p>36.2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07.25280446272" calcext:value-type="float">
            <text:p>107.3</text:p>
          </table:table-cell>
          <table:table-cell table:style-name="ce26" office:value-type="float" office:value="5.64848979503018" calcext:value-type="float">
            <text:p>5.6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73.2063127228529" calcext:value-type="float">
            <text:p>73.2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45.9888170632986" calcext:value-type="float">
            <text:p>46.0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70.0968890445485" calcext:value-type="float">
            <text:p>70.1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36.545069603253" calcext:value-type="float">
            <text:p>136.5</text:p>
          </table:table-cell>
          <table:table-cell table:style-name="ce26" office:value-type="float" office:value="28.4613288244128" calcext:value-type="float">
            <text:p>28.5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30.025809083941" calcext:value-type="float">
            <text:p>130.0</text:p>
          </table:table-cell>
          <table:table-cell table:style-name="ce26" office:value-type="float" office:value="23.3841236269255" calcext:value-type="float">
            <text:p>23.4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95.500044548888" calcext:value-type="float">
            <text:p>295.5</text:p>
          </table:table-cell>
          <table:table-cell table:style-name="ce26" office:value-type="float" office:value="152.255587785169" calcext:value-type="float">
            <text:p>152.3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44.170374119769" calcext:value-type="float">
            <text:p>244.2</text:p>
          </table:table-cell>
          <table:table-cell table:style-name="ce26" office:value-type="float" office:value="112.280000260174" calcext:value-type="float">
            <text:p>112.3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52.7263154689112" calcext:value-type="float">
            <text:p>52.7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89.1049186840608" calcext:value-type="float">
            <text:p>89.1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58.762575225563" calcext:value-type="float">
            <text:p>158.8</text:p>
          </table:table-cell>
          <table:table-cell table:style-name="ce26" office:value-type="float" office:value="45.7643396009611" calcext:value-type="float">
            <text:p>45.8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13.58503826352" calcext:value-type="float">
            <text:p>113.6</text:p>
          </table:table-cell>
          <table:table-cell table:style-name="ce26" office:value-type="float" office:value="10.5800384376847" calcext:value-type="float">
            <text:p>10.6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79.774739290565" calcext:value-type="float">
            <text:p>179.8</text:p>
          </table:table-cell>
          <table:table-cell table:style-name="ce26" office:value-type="float" office:value="62.1286294288094" calcext:value-type="float">
            <text:p>62.1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94.2226050231473" calcext:value-type="float">
            <text:p>94.2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51.593234198625" calcext:value-type="float">
            <text:p>151.6</text:p>
          </table:table-cell>
          <table:table-cell table:style-name="ce26" office:value-type="float" office:value="40.1808511950752" calcext:value-type="float">
            <text:p>40.2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37.520829634888" calcext:value-type="float">
            <text:p>137.5</text:p>
          </table:table-cell>
          <table:table-cell table:style-name="ce26" office:value-type="float" office:value="29.2212515011397" calcext:value-type="float">
            <text:p>29.2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45.347262681513" calcext:value-type="float">
            <text:p>145.3</text:p>
          </table:table-cell>
          <table:table-cell table:style-name="ce26" office:value-type="float" office:value="35.3164836865072" calcext:value-type="float">
            <text:p>35.3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88.1152164262714" calcext:value-type="float">
            <text:p>88.1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82.4582384076357" calcext:value-type="float">
            <text:p>82.5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30.613811214164" calcext:value-type="float">
            <text:p>130.6</text:p>
          </table:table-cell>
          <table:table-cell table:style-name="ce26" office:value-type="float" office:value="23.8420601463908" calcext:value-type="float">
            <text:p>23.8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58.65037413175" calcext:value-type="float">
            <text:p>158.7</text:p>
          </table:table-cell>
          <table:table-cell table:style-name="ce26" office:value-type="float" office:value="45.6769573012376" calcext:value-type="float">
            <text:p>45.7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93.239401638636" calcext:value-type="float">
            <text:p>293.2</text:p>
          </table:table-cell>
          <table:table-cell table:style-name="ce26" office:value-type="float" office:value="150.494997316419" calcext:value-type="float">
            <text:p>150.5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38.569205204937" calcext:value-type="float">
            <text:p>138.6</text:p>
          </table:table-cell>
          <table:table-cell table:style-name="ce26" office:value-type="float" office:value="30.0377272160466" calcext:value-type="float">
            <text:p>3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85.9616298739304" calcext:value-type="float">
            <text:p>86.0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62.421692020174" calcext:value-type="float">
            <text:p>162.4</text:p>
          </table:table-cell>
          <table:table-cell table:style-name="ce26" office:value-type="float" office:value="48.6140626259538" calcext:value-type="float">
            <text:p>48.6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62.0167937967265" calcext:value-type="float">
            <text:p>62.0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50.777854129767" calcext:value-type="float">
            <text:p>150.8</text:p>
          </table:table-cell>
          <table:table-cell table:style-name="ce26" office:value-type="float" office:value="39.5458325589482" calcext:value-type="float">
            <text:p>39.5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98.2940605159585" calcext:value-type="float">
            <text:p>98.3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36.2868177540281" calcext:value-type="float">
            <text:p>36.3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82.7857344048162" calcext:value-type="float">
            <text:p>82.8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98.5117069906753" calcext:value-type="float">
            <text:p>98.5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39.5616676301151" calcext:value-type="float">
            <text:p>39.6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71.045651893504" calcext:value-type="float">
            <text:p>171.0</text:p>
          </table:table-cell>
          <table:table-cell table:style-name="ce26" office:value-type="float" office:value="55.3304093284795" calcext:value-type="float">
            <text:p>55.3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78.166215581259" calcext:value-type="float">
            <text:p>178.2</text:p>
          </table:table-cell>
          <table:table-cell table:style-name="ce26" office:value-type="float" office:value="60.875909904413" calcext:value-type="float">
            <text:p>60.9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97.9657875453755" calcext:value-type="float">
            <text:p>98.0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60.875459328114" calcext:value-type="float">
            <text:p>60.9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29.042786991367" calcext:value-type="float">
            <text:p>129.0</text:p>
          </table:table-cell>
          <table:table-cell table:style-name="ce26" office:value-type="float" office:value="22.618545251453" calcext:value-type="float">
            <text:p>22.6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92.0450601047413" calcext:value-type="float">
            <text:p>92.0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75.415819656737" calcext:value-type="float">
            <text:p>175.4</text:p>
          </table:table-cell>
          <table:table-cell table:style-name="ce26" office:value-type="float" office:value="58.7338994046388" calcext:value-type="float">
            <text:p>58.7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45.207359320536" calcext:value-type="float">
            <text:p>145.2</text:p>
          </table:table-cell>
          <table:table-cell table:style-name="ce26" office:value-type="float" office:value="35.2075268394241" calcext:value-type="float">
            <text:p>35.2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29.093098462766" calcext:value-type="float">
            <text:p>129.1</text:p>
          </table:table-cell>
          <table:table-cell table:style-name="ce26" office:value-type="float" office:value="22.6577278647758" calcext:value-type="float">
            <text:p>22.7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55.16605008868" calcext:value-type="float">
            <text:p>155.2</text:p>
          </table:table-cell>
          <table:table-cell table:style-name="ce26" office:value-type="float" office:value="42.9633630080203" calcext:value-type="float">
            <text:p>43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02.925371889634" calcext:value-type="float">
            <text:p>102.9</text:p>
          </table:table-cell>
          <table:table-cell table:style-name="ce26" office:value-type="float" office:value="2.27828191842174" calcext:value-type="float">
            <text:p>2.3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48.433477968875" calcext:value-type="float">
            <text:p>248.4</text:p>
          </table:table-cell>
          <table:table-cell table:style-name="ce26" office:value-type="float" office:value="115.600108876172" calcext:value-type="float">
            <text:p>115.6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66.754725636369" calcext:value-type="float">
            <text:p>166.8</text:p>
          </table:table-cell>
          <table:table-cell table:style-name="ce26" office:value-type="float" office:value="51.9886325993211" calcext:value-type="float">
            <text:p>52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96.7846481768852" calcext:value-type="float">
            <text:p>96.8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11.820139544036" calcext:value-type="float">
            <text:p>111.8</text:p>
          </table:table-cell>
          <table:table-cell table:style-name="ce26" office:value-type="float" office:value="9.2055339329085" calcext:value-type="float">
            <text:p>9.2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82.5364280090986" calcext:value-type="float">
            <text:p>82.5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23.661108014523" calcext:value-type="float">
            <text:p>123.7</text:p>
          </table:table-cell>
          <table:table-cell table:style-name="ce26" office:value-type="float" office:value="18.4272894500474" calcext:value-type="float">
            <text:p>18.4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33.612490293303" calcext:value-type="float">
            <text:p>133.6</text:p>
          </table:table-cell>
          <table:table-cell table:style-name="ce26" office:value-type="float" office:value="26.1774337614041" calcext:value-type="float">
            <text:p>26.2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17.412191914897" calcext:value-type="float">
            <text:p>117.4</text:p>
          </table:table-cell>
          <table:table-cell table:style-name="ce26" office:value-type="float" office:value="13.5606286983114" calcext:value-type="float">
            <text:p>13.6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82.063710870812" calcext:value-type="float">
            <text:p>182.1</text:p>
          </table:table-cell>
          <table:table-cell table:style-name="ce26" office:value-type="float" office:value="63.9112822879341" calcext:value-type="float">
            <text:p>63.9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56.482702679428" calcext:value-type="float">
            <text:p>156.5</text:p>
          </table:table-cell>
          <table:table-cell table:style-name="ce26" office:value-type="float" office:value="43.988773076728" calcext:value-type="float">
            <text:p>44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16.167706001539" calcext:value-type="float">
            <text:p>116.2</text:p>
          </table:table-cell>
          <table:table-cell table:style-name="ce26" office:value-type="float" office:value="12.5914220944665" calcext:value-type="float">
            <text:p>12.6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99.461150358714" calcext:value-type="float">
            <text:p>199.5</text:p>
          </table:table-cell>
          <table:table-cell table:style-name="ce26" office:value-type="float" office:value="77.460421784549" calcext:value-type="float">
            <text:p>77.5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63.6777218955417" calcext:value-type="float">
            <text:p>63.7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09.224466311814" calcext:value-type="float">
            <text:p>209.2</text:p>
          </table:table-cell>
          <table:table-cell table:style-name="ce26" office:value-type="float" office:value="85.0640998941972" calcext:value-type="float">
            <text:p>85.1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07.03767609872" calcext:value-type="float">
            <text:p>107.0</text:p>
          </table:table-cell>
          <table:table-cell table:style-name="ce26" office:value-type="float" office:value="5.48094765668584" calcext:value-type="float">
            <text:p>5.5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23.148348637961" calcext:value-type="float">
            <text:p>223.1</text:p>
          </table:table-cell>
          <table:table-cell table:style-name="ce26" office:value-type="float" office:value="95.9080303531946" calcext:value-type="float">
            <text:p>95.9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36.600683283844" calcext:value-type="float">
            <text:p>236.6</text:p>
          </table:table-cell>
          <table:table-cell table:style-name="ce26" office:value-type="float" office:value="106.384719109546" calcext:value-type="float">
            <text:p>106.4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83.3662537011542" calcext:value-type="float">
            <text:p>83.4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05.64145346462" calcext:value-type="float">
            <text:p>105.6</text:p>
          </table:table-cell>
          <table:table-cell table:style-name="ce26" office:value-type="float" office:value="4.39356837590731" calcext:value-type="float">
            <text:p>4.4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72.6984371376466" calcext:value-type="float">
            <text:p>72.7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23.683209872482" calcext:value-type="float">
            <text:p>123.7</text:p>
          </table:table-cell>
          <table:table-cell table:style-name="ce26" office:value-type="float" office:value="18.4445023943331" calcext:value-type="float">
            <text:p>18.4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92.3487554512827" calcext:value-type="float">
            <text:p>92.3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91.8294041057357" calcext:value-type="float">
            <text:p>91.8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06.753925956393" calcext:value-type="float">
            <text:p>206.8</text:p>
          </table:table-cell>
          <table:table-cell table:style-name="ce26" office:value-type="float" office:value="83.1400411307858" calcext:value-type="float">
            <text:p>83.1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03.481664614254" calcext:value-type="float">
            <text:p>103.5</text:p>
          </table:table-cell>
          <table:table-cell table:style-name="ce26" office:value-type="float" office:value="2.71152312797337" calcext:value-type="float">
            <text:p>2.7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24.049190956153" calcext:value-type="float">
            <text:p>124.0</text:p>
          </table:table-cell>
          <table:table-cell table:style-name="ce26" office:value-type="float" office:value="18.7295287488858" calcext:value-type="float">
            <text:p>18.7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63.6357278028717" calcext:value-type="float">
            <text:p>63.6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06.892365723798" calcext:value-type="float">
            <text:p>106.9</text:p>
          </table:table-cell>
          <table:table-cell table:style-name="ce26" office:value-type="float" office:value="5.36777982290864" calcext:value-type="float">
            <text:p>5.4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92.733893447757" calcext:value-type="float">
            <text:p>192.7</text:p>
          </table:table-cell>
          <table:table-cell table:style-name="ce26" office:value-type="float" office:value="72.2212288343732" calcext:value-type="float">
            <text:p>72.2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77.1006354444901" calcext:value-type="float">
            <text:p>77.1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41.3067356912759" calcext:value-type="float">
            <text:p>41.3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45.254745328985" calcext:value-type="float">
            <text:p>145.3</text:p>
          </table:table-cell>
          <table:table-cell table:style-name="ce26" office:value-type="float" office:value="35.2444310999107" calcext:value-type="float">
            <text:p>35.2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88.067404176016" calcext:value-type="float">
            <text:p>188.1</text:p>
          </table:table-cell>
          <table:table-cell table:style-name="ce26" office:value-type="float" office:value="68.5869633353471" calcext:value-type="float">
            <text:p>68.6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90.6212636990629" calcext:value-type="float">
            <text:p>90.6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328.233160127836" calcext:value-type="float">
            <text:p>328.2</text:p>
          </table:table-cell>
          <table:table-cell table:style-name="ce26" office:value-type="float" office:value="177.74816383042" calcext:value-type="float">
            <text:p>177.7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25.367906932633" calcext:value-type="float">
            <text:p>125.4</text:p>
          </table:table-cell>
          <table:table-cell table:style-name="ce26" office:value-type="float" office:value="19.7565457840172" calcext:value-type="float">
            <text:p>19.8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12.762075710267" calcext:value-type="float">
            <text:p>112.8</text:p>
          </table:table-cell>
          <table:table-cell table:style-name="ce26" office:value-type="float" office:value="9.93911455677261" calcext:value-type="float">
            <text:p>9.9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59.783692366855" calcext:value-type="float">
            <text:p>259.8</text:p>
          </table:table-cell>
          <table:table-cell table:style-name="ce26" office:value-type="float" office:value="124.439664737347" calcext:value-type="float">
            <text:p>124.4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62.875361284853" calcext:value-type="float">
            <text:p>162.9</text:p>
          </table:table-cell>
          <table:table-cell table:style-name="ce26" office:value-type="float" office:value="48.9673806045413" calcext:value-type="float">
            <text:p>49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72.981004376676" calcext:value-type="float">
            <text:p>173.0</text:p>
          </table:table-cell>
          <table:table-cell table:style-name="ce26" office:value-type="float" office:value="56.8376633578926" calcext:value-type="float">
            <text:p>56.8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83.605200846338" calcext:value-type="float">
            <text:p>83.6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65.612303891797" calcext:value-type="float">
            <text:p>165.6</text:p>
          </table:table-cell>
          <table:table-cell table:style-name="ce26" office:value-type="float" office:value="51.0989136500506" calcext:value-type="float">
            <text:p>51.1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98.624982323343" calcext:value-type="float">
            <text:p>198.6</text:p>
          </table:table-cell>
          <table:table-cell table:style-name="ce26" office:value-type="float" office:value="76.809213463823" calcext:value-type="float">
            <text:p>76.8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42.212494826334" calcext:value-type="float">
            <text:p>142.2</text:p>
          </table:table-cell>
          <table:table-cell table:style-name="ce26" office:value-type="float" office:value="32.8751240261462" calcext:value-type="float">
            <text:p>32.9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25.354467244081" calcext:value-type="float">
            <text:p>125.4</text:p>
          </table:table-cell>
          <table:table-cell table:style-name="ce26" office:value-type="float" office:value="19.7460789440482" calcext:value-type="float">
            <text:p>19.7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23.362613773586" calcext:value-type="float">
            <text:p>123.4</text:p>
          </table:table-cell>
          <table:table-cell table:style-name="ce26" office:value-type="float" office:value="18.1948219014636" calcext:value-type="float">
            <text:p>18.2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92.360629794318" calcext:value-type="float">
            <text:p>292.4</text:p>
          </table:table-cell>
          <table:table-cell table:style-name="ce26" office:value-type="float" office:value="149.810609115923" calcext:value-type="float">
            <text:p>149.8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86.194951924727" calcext:value-type="float">
            <text:p>86.2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92.2027261671045" calcext:value-type="float">
            <text:p>92.2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73.888791973262" calcext:value-type="float">
            <text:p>173.9</text:p>
          </table:table-cell>
          <table:table-cell table:style-name="ce26" office:value-type="float" office:value="57.5446490489767" calcext:value-type="float">
            <text:p>57.5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75.852102738592" calcext:value-type="float">
            <text:p>175.9</text:p>
          </table:table-cell>
          <table:table-cell table:style-name="ce26" office:value-type="float" office:value="59.0736770104277" calcext:value-type="float">
            <text:p>59.1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11.944754139151" calcext:value-type="float">
            <text:p>111.9</text:p>
          </table:table-cell>
          <table:table-cell table:style-name="ce26" office:value-type="float" office:value="9.30258387716652" calcext:value-type="float">
            <text:p>9.3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30.00608065573" calcext:value-type="float">
            <text:p>130.0</text:p>
          </table:table-cell>
          <table:table-cell table:style-name="ce26" office:value-type="float" office:value="23.3687591115862" calcext:value-type="float">
            <text:p>23.4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51.69131305244" calcext:value-type="float">
            <text:p>151.7</text:p>
          </table:table-cell>
          <table:table-cell table:style-name="ce26" office:value-type="float" office:value="40.2572350832297" calcext:value-type="float">
            <text:p>40.3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31.844128690469" calcext:value-type="float">
            <text:p>131.8</text:p>
          </table:table-cell>
          <table:table-cell table:style-name="ce26" office:value-type="float" office:value="24.8002323603637" calcext:value-type="float">
            <text:p>24.8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76.8028998742767" calcext:value-type="float">
            <text:p>76.8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02.152519258671" calcext:value-type="float">
            <text:p>102.2</text:p>
          </table:table-cell>
          <table:table-cell table:style-name="ce26" office:value-type="float" office:value="1.67638368422913" calcext:value-type="float">
            <text:p>1.7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11.271857214316" calcext:value-type="float">
            <text:p>111.3</text:p>
          </table:table-cell>
          <table:table-cell table:style-name="ce26" office:value-type="float" office:value="8.77853122517827" calcext:value-type="float">
            <text:p>8.8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16.627162867698" calcext:value-type="float">
            <text:p>116.6</text:p>
          </table:table-cell>
          <table:table-cell table:style-name="ce26" office:value-type="float" office:value="12.9492474616186" calcext:value-type="float">
            <text:p>12.9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69.1751587900028" calcext:value-type="float">
            <text:p>69.2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47.7845885917675" calcext:value-type="float">
            <text:p>47.8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85.9348193136452" calcext:value-type="float">
            <text:p>85.9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10.895441240116" calcext:value-type="float">
            <text:p>210.9</text:p>
          </table:table-cell>
          <table:table-cell table:style-name="ce26" office:value-type="float" office:value="86.365456476851" calcext:value-type="float">
            <text:p>86.4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17.233986268219" calcext:value-type="float">
            <text:p>117.2</text:p>
          </table:table-cell>
          <table:table-cell table:style-name="ce26" office:value-type="float" office:value="13.4218420011304" calcext:value-type="float">
            <text:p>13.4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58.1458496709065" calcext:value-type="float">
            <text:p>58.1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18.482466836434" calcext:value-type="float">
            <text:p>118.5</text:p>
          </table:table-cell>
          <table:table-cell table:style-name="ce26" office:value-type="float" office:value="14.3941596453063" calcext:value-type="float">
            <text:p>14.4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21.733848962334" calcext:value-type="float">
            <text:p>121.7</text:p>
          </table:table-cell>
          <table:table-cell table:style-name="ce26" office:value-type="float" office:value="16.9263385910212" calcext:value-type="float">
            <text:p>16.9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95.5258048379637" calcext:value-type="float">
            <text:p>95.5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00.333780485441" calcext:value-type="float">
            <text:p>200.3</text:p>
          </table:table-cell>
          <table:table-cell table:style-name="ce26" office:value-type="float" office:value="78.1400268105758" calcext:value-type="float">
            <text:p>78.1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19.76125838157" calcext:value-type="float">
            <text:p>219.8</text:p>
          </table:table-cell>
          <table:table-cell table:style-name="ce26" office:value-type="float" office:value="93.2701618091837" calcext:value-type="float">
            <text:p>93.3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67.0144033825427" calcext:value-type="float">
            <text:p>67.0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13.016359566601" calcext:value-type="float">
            <text:p>213.0</text:p>
          </table:table-cell>
          <table:table-cell table:style-name="ce26" office:value-type="float" office:value="88.0172293303484" calcext:value-type="float">
            <text:p>88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31.330815664331" calcext:value-type="float">
            <text:p>231.3</text:p>
          </table:table-cell>
          <table:table-cell table:style-name="ce26" office:value-type="float" office:value="102.280542080787" calcext:value-type="float">
            <text:p>102.3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66.5269318823905" calcext:value-type="float">
            <text:p>66.5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65.1035919783335" calcext:value-type="float">
            <text:p>65.1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88.389402074651" calcext:value-type="float">
            <text:p>188.4</text:p>
          </table:table-cell>
          <table:table-cell table:style-name="ce26" office:value-type="float" office:value="68.8377355509517" calcext:value-type="float">
            <text:p>68.8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86.6053112169075" calcext:value-type="float">
            <text:p>86.6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49.615796506072" calcext:value-type="float">
            <text:p>149.6</text:p>
          </table:table-cell>
          <table:table-cell table:style-name="ce26" office:value-type="float" office:value="38.6408211716405" calcext:value-type="float">
            <text:p>38.6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76.6794398198706" calcext:value-type="float">
            <text:p>76.7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72.7402783210887" calcext:value-type="float">
            <text:p>72.7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94.435170008867" calcext:value-type="float">
            <text:p>294.4</text:p>
          </table:table-cell>
          <table:table-cell table:style-name="ce26" office:value-type="float" office:value="151.426262659527" calcext:value-type="float">
            <text:p>151.4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95.171559791788" calcext:value-type="float">
            <text:p>95.2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24.200270922742" calcext:value-type="float">
            <text:p>224.2</text:p>
          </table:table-cell>
          <table:table-cell table:style-name="ce26" office:value-type="float" office:value="96.7272682523125" calcext:value-type="float">
            <text:p>96.7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32.559534672865" calcext:value-type="float">
            <text:p>232.6</text:p>
          </table:table-cell>
          <table:table-cell table:style-name="ce26" office:value-type="float" office:value="103.237469406808" calcext:value-type="float">
            <text:p>103.2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68.014651836394" calcext:value-type="float">
            <text:p>168.0</text:p>
          </table:table-cell>
          <table:table-cell table:style-name="ce26" office:value-type="float" office:value="52.9698641105126" calcext:value-type="float">
            <text:p>53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12.645716496414" calcext:value-type="float">
            <text:p>112.6</text:p>
          </table:table-cell>
          <table:table-cell table:style-name="ce26" office:value-type="float" office:value="9.84849390990639" calcext:value-type="float">
            <text:p>9.8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51.344897913887" calcext:value-type="float">
            <text:p>151.3</text:p>
          </table:table-cell>
          <table:table-cell table:style-name="ce26" office:value-type="float" office:value="39.9874467020568" calcext:value-type="float">
            <text:p>4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31.187887552993" calcext:value-type="float">
            <text:p>131.2</text:p>
          </table:table-cell>
          <table:table-cell table:style-name="ce26" office:value-type="float" office:value="24.2891512486139" calcext:value-type="float">
            <text:p>24.3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40.614644544245" calcext:value-type="float">
            <text:p>140.6</text:p>
          </table:table-cell>
          <table:table-cell table:style-name="ce26" office:value-type="float" office:value="31.6307169752246" calcext:value-type="float">
            <text:p>31.6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45.587269882348" calcext:value-type="float">
            <text:p>145.6</text:p>
          </table:table-cell>
          <table:table-cell table:style-name="ce26" office:value-type="float" office:value="35.5034014824597" calcext:value-type="float">
            <text:p>35.5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45.327810220508" calcext:value-type="float">
            <text:p>145.3</text:p>
          </table:table-cell>
          <table:table-cell table:style-name="ce26" office:value-type="float" office:value="35.3013340946436" calcext:value-type="float">
            <text:p>35.3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81.9998606317177" calcext:value-type="float">
            <text:p>82.0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59.121231525746" calcext:value-type="float">
            <text:p>159.1</text:p>
          </table:table-cell>
          <table:table-cell table:style-name="ce26" office:value-type="float" office:value="46.043661408397" calcext:value-type="float">
            <text:p>46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99.5156216322709" calcext:value-type="float">
            <text:p>99.5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97.2734790758531" calcext:value-type="float">
            <text:p>97.3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90.7043322562482" calcext:value-type="float">
            <text:p>90.7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71.1401012132534" calcext:value-type="float">
            <text:p>71.1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59.5326940504205" calcext:value-type="float">
            <text:p>59.5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62.6552759814" calcext:value-type="float">
            <text:p>162.7</text:p>
          </table:table-cell>
          <table:table-cell table:style-name="ce26" office:value-type="float" office:value="48.795977997869" calcext:value-type="float">
            <text:p>48.8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41.561489970745" calcext:value-type="float">
            <text:p>241.6</text:p>
          </table:table-cell>
          <table:table-cell table:style-name="ce26" office:value-type="float" office:value="110.248199241971" calcext:value-type="float">
            <text:p>110.2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00.139701059702" calcext:value-type="float">
            <text:p>100.1</text:p>
          </table:table-cell>
          <table:table-cell table:style-name="ce26" office:value-type="float" office:value="0.108799294691661" calcext:value-type="float">
            <text:p>0.1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80.966425485119" calcext:value-type="float">
            <text:p>181.0</text:p>
          </table:table-cell>
          <table:table-cell table:style-name="ce26" office:value-type="float" office:value="63.0567155703034" calcext:value-type="float">
            <text:p>63.1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71.7650746851301" calcext:value-type="float">
            <text:p>71.8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59.598584842686" calcext:value-type="float">
            <text:p>159.6</text:p>
          </table:table-cell>
          <table:table-cell table:style-name="ce26" office:value-type="float" office:value="46.4154245454311" calcext:value-type="float">
            <text:p>46.4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217.863807953973" calcext:value-type="float">
            <text:p>217.9</text:p>
          </table:table-cell>
          <table:table-cell table:style-name="ce26" office:value-type="float" office:value="91.7924259303316" calcext:value-type="float">
            <text:p>91.8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01.741050073077" calcext:value-type="float">
            <text:p>101.7</text:p>
          </table:table-cell>
          <table:table-cell table:style-name="ce26" office:value-type="float" office:value="1.35593116027852" calcext:value-type="float">
            <text:p>1.4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65.4154475638284" calcext:value-type="float">
            <text:p>65.4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304.188817225789" calcext:value-type="float">
            <text:p>304.2</text:p>
          </table:table-cell>
          <table:table-cell table:style-name="ce26" office:value-type="float" office:value="159.022410749869" calcext:value-type="float">
            <text:p>159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02.908406122174" calcext:value-type="float">
            <text:p>102.9</text:p>
          </table:table-cell>
          <table:table-cell table:style-name="ce26" office:value-type="float" office:value="2.26506896543847" calcext:value-type="float">
            <text:p>2.3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80.353880971119" calcext:value-type="float">
            <text:p>180.4</text:p>
          </table:table-cell>
          <table:table-cell table:style-name="ce26" office:value-type="float" office:value="62.5796654231337" calcext:value-type="float">
            <text:p>62.6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97.7392513817568" calcext:value-type="float">
            <text:p>97.7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94.8709992547063" calcext:value-type="float">
            <text:p>94.9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24.973778431574" calcext:value-type="float">
            <text:p>125.0</text:p>
          </table:table-cell>
          <table:table-cell table:style-name="ce26" office:value-type="float" office:value="19.4495981987616" calcext:value-type="float">
            <text:p>19.4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70.2755160519791" calcext:value-type="float">
            <text:p>70.3</text:p>
          </table:table-cell>
          <table:table-cell table:style-name="ce26" office:value-type="float" office:value="0" calcext:value-type="float">
            <text:p>0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79.546320519592" calcext:value-type="float">
            <text:p>179.5</text:p>
          </table:table-cell>
          <table:table-cell table:style-name="ce26" office:value-type="float" office:value="61.9507367111075" calcext:value-type="float">
            <text:p>62.0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14.417558604425" calcext:value-type="float">
            <text:p>114.4</text:p>
          </table:table-cell>
          <table:table-cell table:style-name="ce26" office:value-type="float" office:value="11.2284059311037" calcext:value-type="float">
            <text:p>11.2</text:p>
          </table:table-cell>
          <table:table-cell table:number-columns-repeated="1021"/>
        </table:table-row>
        <table:table-row table:style-name="ro2">
          <table:table-cell/>
          <table:table-cell table:style-name="ce26" office:value-type="float" office:value="100.642397104144" calcext:value-type="float">
            <text:p>100.6</text:p>
          </table:table-cell>
          <table:table-cell table:style-name="ce26" office:value-type="float" office:value="0.500299367750512" calcext:value-type="float">
            <text:p>0.5</text:p>
          </table:table-cell>
          <table:table-cell table:number-columns-repeated="1021"/>
        </table:table-row>
        <table:table-row table:style-name="ro2" table:number-rows-repeated="104828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1" number:grouping="true"/>
      <number:text> DM</number:text>
    </number:number-style>
    <number:number-style style:name="N140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  <number:text> DM</number:text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DM</number:text>
    </number:number-style>
    <number:number-style style:name="N143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DM</number:text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44P0"/>
    </number:number-style>
    <number:number-style style:name="N148P0" style:volatile="true">
      <number:number number:decimal-places="0" loext:min-decimal-places="0" number:min-integer-digits="1" number:grouping="true"/>
      <number:text> DM </number:text>
    </number:number-style>
    <number:number-style style:name="N148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148P2" style:volatile="true">
      <number:text> - DM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0" loext:min-decimal-places="0" number:min-integer-digits="1" number:grouping="true"/>
      <number:text>       </number:text>
    </number:number-style>
    <number:number-style style:name="N152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52P2" style:volatile="true">
      <number:text> -    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loext:min-decimal-places="2" number:min-integer-digits="1" number:grouping="true"/>
      <number:text> DM </number:text>
    </number:number-style>
    <number:number-style style:name="N156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156P2" style:volatile="true">
      <number:text> -</number:text>
      <number:number number:decimal-places="0" loext:min-decimal-places="0" number:min-integer-digits="0"/>
      <number:text> DM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number number:decimal-places="2" loext:min-decimal-places="2" number:min-integer-digits="1" number:grouping="true"/>
      <number:text>       </number:text>
    </number:number-style>
    <number:number-style style:name="N160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60P2" style:volatile="true">
      <number:text> -</number:text>
      <number:number number:decimal-places="0" loext:min-decimal-places="0" number:min-integer-digits="0"/>
      <number:text>      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loext:min-decimal-places="0" number:min-integer-digits="1" number:grouping="true"/>
      <number:text> €</number:text>
    </number:number-style>
    <number:number-style style:name="N16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2P0"/>
    </number:number-style>
    <number:number-style style:name="N163P0" style:volatile="true">
      <number:number number:decimal-places="0" loext:min-decimal-places="0" number:min-integer-digits="1" number:grouping="true"/>
      <number:text> €</number:text>
    </number:number-style>
    <number:number-style style:name="N16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3P0"/>
    </number:number-style>
    <number:number-style style:name="N165P0" style:volatile="true">
      <number:number number:decimal-places="2" loext:min-decimal-places="2" number:min-integer-digits="1" number:grouping="true"/>
      <number:text> €</number:text>
    </number:number-style>
    <number:number-style style:name="N16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€</number:text>
    </number:number-style>
    <number:number-style style:name="N16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6P0"/>
    </number:number-style>
    <number:number-style style:name="N170P0" style:volatile="true">
      <number:number number:decimal-places="0" loext:min-decimal-places="0" number:min-integer-digits="1" number:grouping="true"/>
      <number:text> € </number:text>
    </number:number-style>
    <number:number-style style:name="N170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70P2" style:volatile="true">
      <number:text> - €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number number:decimal-places="0" loext:min-decimal-places="0" number:min-integer-digits="1" number:grouping="true"/>
      <number:text>    </number:text>
    </number:number-style>
    <number:number-style style:name="N174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74P2" style:volatile="true">
      <number:text> -   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2" loext:min-decimal-places="2" number:min-integer-digits="1" number:grouping="true"/>
      <number:text> € </number:text>
    </number:number-style>
    <number:number-style style:name="N178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78P2" style:volatile="true">
      <number:text> -</number:text>
      <number:number number:decimal-places="0" loext:min-decimal-places="0" number:min-integer-digits="0"/>
      <number:text> €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number number:decimal-places="2" loext:min-decimal-places="2" number:min-integer-digits="1" number:grouping="true"/>
      <number:text>    </number:text>
    </number:number-style>
    <number:number-style style:name="N182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82P2" style:volatile="true">
      <number:text> -</number:text>
      <number:number number:decimal-places="0" loext:min-decimal-places="0" number:min-integer-digits="0"/>
      <number:text>   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">
      <number:number number:decimal-places="9" loext:min-decimal-places="9" number:min-integer-digits="1"/>
    </number:number-style>
    <number:number-style style:name="N184">
      <number:number number:decimal-places="8" loext:min-decimal-places="8" number:min-integer-digits="1"/>
    </number:number-style>
    <number:number-style style:name="N185">
      <number:number number:decimal-places="7" loext:min-decimal-places="7" number:min-integer-digits="1"/>
    </number:number-style>
    <number:number-style style:name="N186">
      <number:number number:decimal-places="6" loext:min-decimal-places="6" number:min-integer-digits="1"/>
    </number:number-style>
    <number:number-style style:name="N187">
      <number:number number:decimal-places="5" loext:min-decimal-places="5" number:min-integer-digits="1"/>
    </number:number-style>
    <number:percentage-style style:name="N188">
      <number:number number:decimal-places="1" loext:min-decimal-places="1" number:min-integer-digits="1"/>
      <number:text>%</number:text>
    </number:percentage-style>
    <number:percentage-style style:name="N189">
      <number:number number:decimal-places="3" loext:min-decimal-places="3" number:min-integer-digits="1"/>
      <number:text>%</number:text>
    </number:percentage-style>
    <number:percentage-style style:name="N190">
      <number:number number:decimal-places="15" loext:min-decimal-places="15" number:min-integer-digits="1"/>
      <number:text>%</number:text>
    </number:percentage-style>
    <number:number-style style:name="N191">
      <number:number number:decimal-places="1" loext:min-decimal-places="1" number:min-integer-digits="1"/>
    </number:number-style>
    <number:number-style style:name="N192">
      <number:number number:decimal-places="3" loext:min-decimal-places="3" number:min-integer-digits="1"/>
    </number:number-style>
    <number:number-style style:name="N193">
      <number:number number:decimal-places="4" loext:min-decimal-places="4" number:min-integer-digits="1"/>
    </number:number-style>
    <number:number-style style:name="N195P0" style:volatile="true">
      <number:text>TRUE</number:text>
    </number:number-style>
    <number:number-style style:name="N195P1" style:volatile="true">
      <number:text>TRUE</number:text>
    </number:number-style>
    <number:number-style style:name="N195">
      <number:text>FALSE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WAHR</number:text>
    </number:number-style>
    <number:number-style style:name="N196P1" style:volatile="true">
      <number:text>WAHR</number:text>
    </number:number-style>
    <number:number-style style:name="N196">
      <number:text>FALSCH</number:text>
      <style:map style:condition="value()&gt;0" style:apply-style-name="N196P0"/>
      <style:map style:condition="value()&lt;0" style:apply-style-name="N196P1"/>
    </number:number-style>
    <number:number-style style:name="N197">
      <number:number number:decimal-places="11" loext:min-decimal-places="11" number:min-integer-digits="1"/>
    </number:number-style>
    <number:number-style style:name="N198P0" style:volatile="true">
      <number:text>€ </number:text>
      <number:number number:decimal-places="0" loext:min-decimal-places="0" number:min-integer-digits="1" number:grouping="true"/>
    </number:number-style>
    <number:number-style style:name="N198">
      <number:text>-€ </number:text>
      <number:number number:decimal-places="0" loext:min-decimal-places="0" number:min-integer-digits="1" number:grouping="true"/>
      <style:map style:condition="value()&gt;=0" style:apply-style-name="N198P0"/>
    </number:number-style>
    <number:number-style style:name="N199P0" style:volatile="true">
      <number:text>€ </number:text>
      <number:number number:decimal-places="0" loext:min-decimal-places="0" number:min-integer-digits="1" number:grouping="true"/>
    </number:number-style>
    <number:number-style style:name="N199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99P0"/>
    </number:number-style>
    <number:number-style style:name="N200P0" style:volatile="true">
      <number:text>€ </number:text>
      <number:number number:decimal-places="2" loext:min-decimal-places="2" number:min-integer-digits="1" number:grouping="true"/>
    </number:number-style>
    <number:number-style style:name="N200">
      <number:text>-€ </number:text>
      <number:number number:decimal-places="2" loext:min-decimal-places="2" number:min-integer-digits="1" number:grouping="true"/>
      <style:map style:condition="value()&gt;=0" style:apply-style-name="N200P0"/>
    </number:number-style>
    <number:number-style style:name="N201P0" style:volatile="true">
      <number:text>€ </number:text>
      <number:number number:decimal-places="2" loext:min-decimal-places="2" number:min-integer-digits="1" number:grouping="true"/>
    </number:number-style>
    <number:number-style style:name="N201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P0"/>
    </number:number-style>
    <number:number-style style:name="N202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202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202P2" style:volatile="true">
      <number:text> € -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P0" style:volatile="true">
      <number:number number:decimal-places="0" loext:min-decimal-places="0" number:min-integer-digits="1" number:grouping="true"/>
      <number:text> </number:text>
    </number:number-style>
    <number:number-style style:name="N20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03P2" style:volatile="true">
      <number:text> -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204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204P2" style:volatile="true">
      <number:text> € -</number:text>
      <number:number number:decimal-places="0" loext:min-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P0" style:volatile="true">
      <number:number number:decimal-places="2" loext:min-decimal-places="2" number:min-integer-digits="1" number:grouping="true"/>
      <number:text> </number:text>
    </number:number-style>
    <number:number-style style:name="N205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05P2" style:volatile="true">
      <number:text> -</number:text>
      <number:number number:decimal-places="0" loext:min-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percentage-style style:name="N206">
      <number:number number:decimal-places="4" loext:min-decimal-places="4" number:min-integer-digits="1"/>
      <number:text>%</number:text>
    </number:percentage-style>
    <number:percentage-style style:name="N207">
      <number:number number:decimal-places="5" loext:min-decimal-places="5" number:min-integer-digits="1"/>
      <number:text>%</number:text>
    </number:percentage-style>
    <number:percentage-style style:name="N208">
      <number:number number:decimal-places="6" loext:min-decimal-places="6" number:min-integer-digits="1"/>
      <number:text>%</number:text>
    </number:percentage-style>
    <number:number-style style:name="N209P0" style:volatile="true">
      <number:number number:decimal-places="2" loext:min-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209P2" style:volatile="true">
      <number:text>-</number:text>
      <number:number number:decimal-places="0" loext:min-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">
      <number:number number:decimal-places="4" loext:min-decimal-places="4" number:min-integer-digits="1" number:grouping="true"/>
    </number:number-style>
    <number:date-style style:name="N211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212P0" style:volatile="true">
      <number:number number:decimal-places="0" loext:min-decimal-places="0" number:min-integer-digits="1" number:grouping="true"/>
      <number:text> </number:text>
    </number:number-style>
    <number:number-style style:name="N212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212P0"/>
    </number:number-style>
    <number:number-style style:name="N213">
      <number:text>$</number:text>
      <number:number number:decimal-places="2" loext:min-decimal-places="2" number:min-integer-digits="1" number:grouping="true"/>
    </number:number-style>
    <number:number-style style:name="N214">
      <number:number number:decimal-places="2" loext:min-decimal-places="2" number:min-integer-digits="1"/>
      <number:text> </number:text>
    </number:number-style>
    <number:number-style style:name="N215P0" style:volatile="true">
      <number:number number:decimal-places="1" loext:min-decimal-places="1" number:min-integer-digits="1" number:grouping="true"/>
    </number:number-style>
    <number:number-style style:name="N215">
      <number:number number:decimal-places="1" loext:min-decimal-places="1" number:min-integer-digits="1" number:grouping="true"/>
      <style:map style:condition="value()&gt;=0" style:apply-style-name="N215P0"/>
    </number:number-style>
    <number:number-style style:name="N216P0" style:volatile="true">
      <number:text>+</number:text>
      <number:number number:decimal-places="2" loext:min-decimal-places="2" number:min-integer-digits="1" number:grouping="true"/>
    </number:number-style>
    <number:number-style style:name="N216">
      <number:text>-</number:text>
      <number:number number:decimal-places="2" loext:min-decimal-places="2" number:min-integer-digits="1" number:grouping="true"/>
      <style:map style:condition="value()&gt;=0" style:apply-style-name="N216P0"/>
    </number:number-style>
    <number:number-style style:name="N217P0" style:volatile="true">
      <number:number number:decimal-places="0" loext:min-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17P2" style:volatile="true">
      <number:text>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8P0" style:volatile="true">
      <number:number number:decimal-places="2" loext:min-decimal-places="2" number:min-integer-digits="1" number:grouping="true"/>
      <number:text>    </number:text>
    </number:number-style>
    <number:number-style style:name="N218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18P2" style:volatile="true">
      <number:text>-</number:text>
      <number:number number:decimal-places="0" loext:min-decimal-places="0" number:min-integer-digits="0"/>
      <number:text>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P0" style:volatile="true">
      <number:number number:decimal-places="0" loext:min-decimal-places="0" number:min-integer-digits="1" number:grouping="true"/>
      <number:text>  </number:text>
    </number:number-style>
    <number:number-style style:name="N219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219P2" style:volatile="true">
      <number:text>- 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0P0" style:volatile="true">
      <number:number number:decimal-places="2" loext:min-decimal-places="2" number:min-integer-digits="1" number:grouping="true"/>
      <number:text> DM </number:text>
    </number:number-style>
    <number:number-style style:name="N220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220P2" style:volatile="true">
      <number:text>-</number:text>
      <number:number number:decimal-places="0" loext:min-decimal-places="0" number:min-integer-digits="0"/>
      <number:text> DM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P0" style:volatile="true">
      <number:number number:decimal-places="0" loext:min-decimal-places="0" number:min-integer-digits="1" number:grouping="true"/>
      <number:text> € </number:text>
    </number:number-style>
    <number:number-style style:name="N221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221P2" style:volatile="true">
      <number:text>-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number:number number:decimal-places="0" loext:min-decimal-places="0" number:min-integer-digits="1" number:grouping="true"/>
      <number:text> </number:text>
    </number:number-style>
    <number:number-style style:name="N222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222P2" style:volatile="true">
      <number:text>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P0" style:volatile="true">
      <number:number number:decimal-places="2" loext:min-decimal-places="2" number:min-integer-digits="1" number:grouping="true"/>
      <number:text> </number:text>
    </number:number-style>
    <number:number-style style:name="N223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223P2" style:volatile="true">
      <number:text>-</number:text>
      <number:number number:decimal-places="0" loext:min-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P0" style:volatile="true">
      <number:text>£</number:text>
      <number:number number:decimal-places="0" loext:min-decimal-places="0" number:min-integer-digits="1" number:grouping="true"/>
    </number:number-style>
    <number:number-style style:name="N224">
      <number:text>-£</number:text>
      <number:number number:decimal-places="0" loext:min-decimal-places="0" number:min-integer-digits="1" number:grouping="true"/>
      <style:map style:condition="value()&gt;=0" style:apply-style-name="N224P0"/>
    </number:number-style>
    <number:number-style style:name="N225P0" style:volatile="true">
      <number:text>£</number:text>
      <number:number number:decimal-places="0" loext:min-decimal-places="0" number:min-integer-digits="1" number:grouping="true"/>
    </number:number-style>
    <number:number-style style:name="N225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25P0"/>
    </number:number-style>
    <number:number-style style:name="N226P0" style:volatile="true">
      <number:text>£</number:text>
      <number:number number:decimal-places="2" loext:min-decimal-places="2" number:min-integer-digits="1" number:grouping="true"/>
    </number:number-style>
    <number:number-style style:name="N226">
      <number:text>-£</number:text>
      <number:number number:decimal-places="2" loext:min-decimal-places="2" number:min-integer-digits="1" number:grouping="true"/>
      <style:map style:condition="value()&gt;=0" style:apply-style-name="N226P0"/>
    </number:number-style>
    <number:number-style style:name="N227P0" style:volatile="true">
      <number:text>£</number:text>
      <number:number number:decimal-places="2" loext:min-decimal-places="2" number:min-integer-digits="1" number:grouping="true"/>
    </number:number-style>
    <number:number-style style:name="N22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27P0"/>
    </number:number-style>
    <number:number-style style:name="N228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228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228P2" style:volatile="true">
      <number:text> £-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29P0" style:volatile="true">
      <number:number number:decimal-places="0" loext:min-decimal-places="0" number:min-integer-digits="1" number:grouping="true"/>
      <number:text> </number:text>
    </number:number-style>
    <number:number-style style:name="N229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29P2" style:volatile="true">
      <number:text>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0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230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230P2" style:volatile="true">
      <number:text> £-</number:text>
      <number:number number:decimal-places="0" loext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P0" style:volatile="true">
      <number:number number:decimal-places="2" loext:min-decimal-places="2" number:min-integer-digits="1" number:grouping="true"/>
      <number:text> </number:text>
    </number:number-style>
    <number:number-style style:name="N23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31P2" style:volatile="true">
      <number:text>-</number:text>
      <number:number number:decimal-places="0" loext:min-decimal-places="0" number:min-integer-digits="0"/>
      <number:text>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2P0" style:volatile="true">
      <number:number number:decimal-places="2" loext:min-decimal-places="2" number:min-integer-digits="1" number:grouping="true"/>
      <number:text>   </number:text>
    </number:number-style>
    <number:number-style style:name="N232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232P2" style:volatile="true">
      <number:text>-</number:text>
      <number:number number:decimal-places="0" loext:min-decimal-places="0" number:min-integer-digits="0"/>
      <number:text>  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P0" style:volatile="true">
      <number:number number:decimal-places="0" loext:min-decimal-places="0" number:min-integer-digits="1" number:grouping="true"/>
      <number:text>   </number:text>
    </number:number-style>
    <number:number-style style:name="N233P1" style:volatile="true">
      <number:text>-</number:text>
      <number:number number:decimal-places="0" loext:min-decimal-places="0" number:min-integer-digits="1" number:grouping="true"/>
      <number:text>   </number:text>
    </number:number-style>
    <number:number-style style:name="N233P2" style:volatile="true">
      <number:text>-  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4P0" style:volatile="true">
      <number:number number:decimal-places="2" loext:min-decimal-places="2" number:min-integer-digits="1" number:grouping="true"/>
      <number:text>€ </number:text>
    </number:number-style>
    <number:number-style style:name="N234P1" style:volatile="true">
      <number:text>-</number:text>
      <number:number number:decimal-places="2" loext:min-decimal-places="2" number:min-integer-digits="1" number:grouping="true"/>
      <number:text>€ </number:text>
    </number:number-style>
    <number:number-style style:name="N234P2" style:volatile="true">
      <number:text>-</number:text>
      <number:number number:decimal-places="0" loext:min-decimal-places="0" number:min-integer-digits="0"/>
      <number:text>€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P0" style:volatile="true">
      <number:number number:decimal-places="0" loext:min-decimal-places="0" number:min-integer-digits="1" number:grouping="true"/>
      <number:text>€ </number:text>
    </number:number-style>
    <number:number-style style:name="N235P1" style:volatile="true">
      <number:text>-</number:text>
      <number:number number:decimal-places="0" loext:min-decimal-places="0" number:min-integer-digits="1" number:grouping="true"/>
      <number:text>€ </number:text>
    </number:number-style>
    <number:number-style style:name="N235P2" style:volatile="true">
      <number:text>-€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5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25P2" style:volatile="true" number:language="de" number:country="DE">
      <number:text> -    </number:text>
    </number:number-style>
    <number:text-style style:name="N10125" number:language="de" number:country="DE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26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26P2" style:volatile="true" number:language="de" number:country="DE">
      <number:text> - € </number:text>
    </number:number-style>
    <number:text-style style:name="N10126" number:language="de" number:country="DE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27P2" style:volatile="true" number:language="de" number:country="DE">
      <number:text> -</number:text>
      <number:number number:decimal-places="0" loext:min-decimal-places="0" number:min-integer-digits="0"/>
      <number:text>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8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28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28P2" style:volatile="true" number:language="de" number:country="DE">
      <number:text> -</number:text>
      <number:number number:decimal-places="0" loext:min-decimal-places="0" number:min-integer-digits="0"/>
      <number:text> €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time-style style:name="N10129" number:language="de" number:country="DE">
      <number:minutes number:style="long"/>
      <number:text>:</number:text>
      <number:seconds number:style="long"/>
    </number:time-style>
    <number:time-style style:name="N10130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1" number:language="de" number:country="DE">
      <number:minutes number:style="long"/>
      <number:text>:</number:text>
      <number:seconds number:style="long" number:decimal-places="1"/>
    </number:time-style>
    <number:number-style style:name="N10132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33" number:language="de" number:country="DE">
      <number:number number:decimal-places="3" loext:min-decimal-places="3" number:min-integer-digits="1"/>
      <number:text>%</number:text>
    </number:percentage-style>
    <number:percentage-style style:name="N10134" number:language="de" number:country="DE">
      <number:number number:decimal-places="4" loext:min-decimal-places="4" number:min-integer-digits="1"/>
      <number:text>%</number:text>
    </number:percentage-style>
    <number:percentage-style style:name="N10135" number:language="de" number:country="DE">
      <number:number number:decimal-places="5" loext:min-decimal-places="5" number:min-integer-digits="1"/>
      <number:text>%</number:text>
    </number:percentage-style>
    <number:currency-style style:name="N10136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3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36P0"/>
    </number:currency-style>
    <number:number-style style:name="N10137" number:language="de" number:country="DE">
      <number:number number:decimal-places="1" loext:min-decimal-places="1" number:min-integer-digits="1"/>
    </number:number-style>
    <number:number-style style:name="N10138" number:language="de" number:country="DE">
      <number:number number:decimal-places="11" loext:min-decimal-places="11" number:min-integer-digits="1"/>
    </number:number-style>
    <number:percentage-style style:name="N10139" number:language="de" number:country="DE">
      <number:number number:decimal-places="1" loext:min-decimal-places="1" number:min-integer-digits="1"/>
      <number:text>%</number:text>
    </number:percentage-style>
    <number:number-style style:name="N10140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40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40P2" style:volatile="true" number:language="de" number:country="DE">
      <number:text>-   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41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41P2" style:volatile="true" number:language="de" number:country="DE">
      <number:text>- € </number:text>
    </number:number-style>
    <number:text-style style:name="N10141" number:language="de" number:country="DE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2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42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42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42" number:language="de" number:country="DE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3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3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3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43" number:language="de" number:country="DE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" number:language="de" number:country="DE">
      <number:number number:decimal-places="8" loext:min-decimal-places="8" number:min-integer-digits="1"/>
    </number:number-style>
    <number:number-style style:name="N10145" number:language="de" number:country="DE">
      <number:number number:decimal-places="12" loext:min-decimal-places="12" number:min-integer-digits="1"/>
    </number:number-style>
    <number:number-style style:name="N10146" number:language="de" number:country="DE">
      <number:number number:decimal-places="10" loext:min-decimal-places="10" number:min-integer-digits="1"/>
    </number:number-style>
    <number:number-style style:name="N10147" number:language="de" number:country="DE">
      <number:number number:decimal-places="3" loext:min-decimal-places="3" number:min-integer-digits="1"/>
    </number:number-style>
    <number:date-style style:name="N20121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20121" number:language="en" number:country="US">
      <number:text-content/>
      <style:map style:condition="value()&gt;=0" style:apply-style-name="N20121P0"/>
    </number:text-style>
    <number:date-style style:name="N20122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20122" number:language="en" number:country="US">
      <number:text-content/>
      <style:map style:condition="value()&gt;=0" style:apply-style-name="N20122P0"/>
    </number:text-style>
    <style:style style:name="Default" style:family="table-cell">
      <style:table-cell-properties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 style:data-style-name="N2" text:time-value="14:25:57.794644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eCarloBlackScholes" style:display-name="PageStyle_MonteCarloBlackScho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pple Computer</meta:initial-creator>
    <meta:creation-date>2006-03-25T19:29:47</meta:creation-date>
    <dc:date>2015-11-25T00:07:26.990373000</dc:date>
    <meta:generator>LibreOffice/5.0.2.2$MacOSX_X86_64 LibreOffice_project/37b43f919e4de5eeaca9b9755ed688758a8251fe</meta:generator>
    <meta:editing-duration>PT17M10S</meta:editing-duration>
    <meta:editing-cycles>7</meta:editing-cycles>
    <meta:document-statistic meta:table-count="2" meta:cell-count="621" meta:object-count="2"/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Sub Sheet1
End Sub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Sub Sheet2
End Sub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Sub ThisWorkbook
Rem 
Rem Public Function Test(x As RichTexs) As String
Rem     x.Characters(Start:=1, Length:=3).Font.ColorIndex = 3
Rem x.Characters(Start:=9, Length:=4).Font.ColorIndex = 5
Rem     Test = x
Rem End Function
Rem 
Rem 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Sheet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chart-properties style:rotation-angle="0"/>
      <style:text-properties fo:color="#000000" fo:font-size="8pt" style:font-size-asian="8pt" style:font-family-complex="Arial" style:font-size-complex="8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link-data-style-to-source="true" chart:axis-position="0" chart:tick-mark-position="at-axis" style:rotation-angle="45"/>
      <style:text-properties fo:color="#000000" fo:font-size="8pt" style:font-size-asian="8pt" style:font-family-complex="Arial" style:font-size-complex="8pt"/>
    </style:style>
    <style:style style:name="ch5" style:family="chart" style:data-style-name="N0">
      <style:chart-properties chart:display-label="true" chart:logarithmic="false" chart:gap-width="150" chart:reverse-direction="false" text:line-break="false" chart:link-data-style-to-source="true" chart:axis-position="1" chart:tick-mark-position="at-axis"/>
      <style:text-properties fo:color="#000000" fo:font-size="8pt" style:font-size-asian="8pt" style:font-family-complex="Arial" style:font-size-complex="8pt"/>
    </style:style>
    <style:style style:name="ch6" style:family="chart" style:data-style-name="N0">
      <style:chart-properties chart:link-data-style-to-source="true"/>
      <style:graphic-properties draw:stroke="none" draw:fill-color="#000080"/>
      <style:text-properties fo:font-size="10pt" style:font-size-asian="10pt" style:font-size-complex="10pt"/>
    </style:style>
    <style:style style:name="ch7" style:family="chart">
      <style:graphic-properties draw:stroke="solid" svg:stroke-width="0.035cm" svg:stroke-color="#808080"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9.198cm" svg:height="5.907cm" xlink:href=".." xlink:type="simple" chart:class="chart:bar" chart:style-name="ch1">
        <chart:title svg:x="3.881cm" svg:y="0.356cm" chart:style-name="ch2">
          <text:p>Distribution</text:p>
        </chart:title>
        <chart:plot-area chart:style-name="ch3" table:cell-range-address="MonteCarloBlackScholes.D39:MonteCarloBlackScholes.E59" chart:data-source-has-labels="column" svg:x="0.545cm" svg:y="1.256cm" svg:width="8.384cm" svg:height="4.4cm">
          <chartooo:coordinate-region svg:x="1.096cm" svg:y="1.418cm" svg:width="7.833cm" svg:height="3.433cm"/>
          <chart:axis chart:dimension="x" chart:name="primary-x" chart:style-name="ch4" chartooo:axis-type="auto">
            <chartooo:date-scale/>
            <chart:categories table:cell-range-address="MonteCarloBlackScholes.D39:MonteCarloBlackScholes.D59"/>
          </chart:axis>
          <chart:axis chart:dimension="y" chart:name="primary-y" chart:style-name="ch5">
            <chart:grid chart:class="major"/>
          </chart:axis>
          <chart:series chart:style-name="ch6" chart:values-cell-range-address="MonteCarloBlackScholes.E39:MonteCarloBlackScholes.E59" chart:class="chart:bar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MonteCarloBlackScholes.D39:MonteCarloBlackScholes.D59</svg:desc>
                </draw:g>
              </table:table-cell>
              <table:table-cell office:value-type="float" office:value="0">
                <text:p>0</text:p>
                <draw:g>
                  <svg:desc>MonteCarloBlackScholes.E39:MonteCarloBlackScholes.E59</svg:desc>
                </draw:g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91">
      <number:number number:decimal-places="1" loext:min-decimal-places="1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chart-properties style:rotation-angle="0"/>
      <style:text-properties fo:color="#000000" fo:font-size="8pt" style:font-size-asian="8pt" style:font-family-complex="Arial" style:font-size-complex="8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191">
      <style:chart-properties chart:display-label="true" chart:logarithmic="false" chart:reverse-direction="false" text:line-break="false" chart:link-data-style-to-source="true" chart:axis-position="0" chart:tick-mark-position="at-axis"/>
      <style:text-properties fo:color="#000000" fo:font-size="8pt" style:font-size-asian="8pt" style:font-family-complex="Arial" style:font-size-complex="8pt"/>
    </style:style>
    <style:style style:name="ch5" style:family="chart" style:data-style-name="N191">
      <style:chart-properties chart:symbol-type="named-symbol" chart:symbol-name="diamond" chart:symbol-width="0.176cm" chart:symbol-height="0.176cm" chart:link-data-style-to-source="true"/>
      <style:graphic-properties draw:stroke="none" svg:stroke-color="#000080" draw:fill-color="#000080"/>
      <style:text-properties fo:font-size="10pt" style:font-size-asian="10pt" style:font-size-complex="10pt"/>
    </style:style>
    <style:style style:name="ch6" style:family="chart">
      <style:graphic-properties draw:stroke="solid" svg:stroke-width="0.035cm" svg:stroke-color="#808080"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9.234cm" svg:height="5.924cm" xlink:href=".." xlink:type="simple" chart:class="chart:scatter" chart:style-name="ch1">
        <chart:title svg:x="3.086cm" svg:y="0.357cm" chart:style-name="ch2">
          <text:p>Custom Product Payoff</text:p>
        </chart:title>
        <chart:plot-area chart:style-name="ch3" table:cell-range-address="MonteCarloBlackScholes.B39:MonteCarloBlackScholes.C288" svg:x="0.388cm" svg:y="1.26cm" svg:width="8.562cm" svg:height="4.41cm">
          <chartooo:coordinate-region svg:x="1.332cm" svg:y="1.422cm" svg:width="7.27cm" svg:height="3.675cm"/>
          <chart:axis chart:dimension="x" chart:name="primary-x" chart:style-name="ch4"/>
          <chart:axis chart:dimension="y" chart:name="primary-y" chart:style-name="ch4">
            <chart:grid chart:class="major"/>
          </chart:axis>
          <chart:series chart:style-name="ch5" chart:values-cell-range-address="MonteCarloBlackScholes.C39:MonteCarloBlackScholes.C288" chart:class="chart:scatter">
            <chart:domain table:cell-range-address="MonteCarloBlackScholes.B39:MonteCarloBlackScholes.B288"/>
            <chart:data-point chart:repeated="25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4.7962632612591">
                <text:p>74.7962632612591</text:p>
                <draw:g>
                  <svg:desc>MonteCarloBlackScholes.B39:MonteCarloBlackScholes.B288</svg:desc>
                </draw:g>
              </table:table-cell>
              <table:table-cell office:value-type="float" office:value="0">
                <text:p>0</text:p>
                <draw:g>
                  <svg:desc>MonteCarloBlackScholes.C39:MonteCarloBlackScholes.C2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3.0083693371148">
                <text:p>93.0083693371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.4262587259132">
                <text:p>52.4262587259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.46520306894">
                <text:p>100.46520306894</text:p>
              </table:table-cell>
              <table:table-cell office:value-type="float" office:value="0.362300514377404">
                <text:p>0.3623005143774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7.248319797215">
                <text:p>207.248319797215</text:p>
              </table:table-cell>
              <table:table-cell office:value-type="float" office:value="83.5250754411637">
                <text:p>83.52507544116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0.133257533941">
                <text:p>110.133257533941</text:p>
              </table:table-cell>
              <table:table-cell office:value-type="float" office:value="7.89178890249765">
                <text:p>7.891788902497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.0942593329034">
                <text:p>56.0942593329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.8578868500795">
                <text:p>67.8578868500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6.881510090612">
                <text:p>146.881510090612</text:p>
              </table:table-cell>
              <table:table-cell office:value-type="float" office:value="36.5113567701386">
                <text:p>36.51135677013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4.398092909264">
                <text:p>124.398092909264</text:p>
              </table:table-cell>
              <table:table-cell office:value-type="float" office:value="19.0012538631839">
                <text:p>19.00125386318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.7542114904943">
                <text:p>46.7542114904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.7141636934347">
                <text:p>81.71416369343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.2159537264171">
                <text:p>50.2159537264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4.210988212773">
                <text:p>114.210988212773</text:p>
              </table:table-cell>
              <table:table-cell office:value-type="float" office:value="11.0675287483264">
                <text:p>11.06752874832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0.50491795766">
                <text:p>130.50491795766</text:p>
              </table:table-cell>
              <table:table-cell office:value-type="float" office:value="23.7572539929547">
                <text:p>23.75725399295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8.852201318182">
                <text:p>108.852201318182</text:p>
              </table:table-cell>
              <table:table-cell office:value-type="float" office:value="6.89410131850609">
                <text:p>6.894101318506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1.503347546183">
                <text:p>141.503347546183</text:p>
              </table:table-cell>
              <table:table-cell office:value-type="float" office:value="32.3228395690517">
                <text:p>32.32283956905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.6843629666837">
                <text:p>76.6843629666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.8155741582596">
                <text:p>98.8155741582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1.766793243928">
                <text:p>171.766793243928</text:p>
              </table:table-cell>
              <table:table-cell office:value-type="float" office:value="55.8920347768949">
                <text:p>55.89203477689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.3025363614558">
                <text:p>79.3025363614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1.207713509102">
                <text:p>141.207713509102</text:p>
              </table:table-cell>
              <table:table-cell office:value-type="float" office:value="32.0925995494705">
                <text:p>32.09259954947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6.331328827297">
                <text:p>206.331328827297</text:p>
              </table:table-cell>
              <table:table-cell office:value-type="float" office:value="82.810922155722">
                <text:p>82.8109221557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.625811971512">
                <text:p>125.625811971512</text:p>
              </table:table-cell>
              <table:table-cell office:value-type="float" office:value="19.957402430254">
                <text:p>19.9574024302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7.2423664455184">
                <text:p>67.2423664455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7.326224866528">
                <text:p>207.326224866528</text:p>
              </table:table-cell>
              <table:table-cell office:value-type="float" office:value="83.58574797015">
                <text:p>83.585747970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5.438832050284">
                <text:p>125.438832050284</text:p>
              </table:table-cell>
              <table:table-cell office:value-type="float" office:value="19.8117823211831">
                <text:p>19.81178232118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.2558264600366">
                <text:p>68.2558264600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1.1923261073962">
                <text:p>81.1923261073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.6894635621295">
                <text:p>96.6894635621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9.8799597918084">
                <text:p>79.8799597918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.281796941079">
                <text:p>90.281796941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2.3130060600819">
                <text:p>82.31300606008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.495630163657">
                <text:p>170.495630163657</text:p>
              </table:table-cell>
              <table:table-cell office:value-type="float" office:value="54.9020519745682">
                <text:p>54.90205197456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5.8251786526677">
                <text:p>55.8251786526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0.189127855455">
                <text:p>110.189127855455</text:p>
              </table:table-cell>
              <table:table-cell office:value-type="float" office:value="7.93530075264285">
                <text:p>7.935300752642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3.664665145091">
                <text:p>113.664665145091</text:p>
              </table:table-cell>
              <table:table-cell office:value-type="float" office:value="10.6420519154051">
                <text:p>10.64205191540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7.6207043192276">
                <text:p>87.62070431922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3.760470296769">
                <text:p>103.760470296769</text:p>
              </table:table-cell>
              <table:table-cell office:value-type="float" office:value="2.92865721184053">
                <text:p>2.928657211840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5.024123327939">
                <text:p>125.024123327939</text:p>
              </table:table-cell>
              <table:table-cell office:value-type="float" office:value="19.4888068434743">
                <text:p>19.48880684347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6.219255988081">
                <text:p>116.219255988081</text:p>
              </table:table-cell>
              <table:table-cell office:value-type="float" office:value="12.6315692643528">
                <text:p>12.63156926435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5.63188578468">
                <text:p>115.63188578468</text:p>
              </table:table-cell>
              <table:table-cell office:value-type="float" office:value="12.1741248899915">
                <text:p>12.17412488999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7.386709651934">
                <text:p>207.386709651934</text:p>
              </table:table-cell>
              <table:table-cell office:value-type="float" office:value="83.6328535683876">
                <text:p>83.63285356838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9.296164426705">
                <text:p>139.296164426705</text:p>
              </table:table-cell>
              <table:table-cell office:value-type="float" office:value="30.6038836272206">
                <text:p>30.60388362722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.519669073286">
                <text:p>88.5196690732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.093019823173">
                <text:p>88.0930198231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4.3533854910831">
                <text:p>74.35338549108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2.480976674788">
                <text:p>142.480976674788</text:p>
              </table:table-cell>
              <table:table-cell office:value-type="float" office:value="33.0842178999626">
                <text:p>33.08421789996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1.423815976731">
                <text:p>101.423815976731</text:p>
              </table:table-cell>
              <table:table-cell office:value-type="float" office:value="1.10886899762742">
                <text:p>1.108868997627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.3296039349693">
                <text:p>72.32960393496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2.504708952053">
                <text:p>162.504708952053</text:p>
              </table:table-cell>
              <table:table-cell office:value-type="float" office:value="48.6787162775092">
                <text:p>48.67871627750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2.7661945227537">
                <text:p>82.76619452275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4.865929241184">
                <text:p>144.865929241184</text:p>
              </table:table-cell>
              <table:table-cell office:value-type="float" office:value="34.94162082626">
                <text:p>34.941620826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6.2615244006372">
                <text:p>96.2615244006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4.708516620132">
                <text:p>134.708516620132</text:p>
              </table:table-cell>
              <table:table-cell office:value-type="float" office:value="27.0310199230057">
                <text:p>27.03101992300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9.454698009819">
                <text:p>129.454698009819</text:p>
              </table:table-cell>
              <table:table-cell office:value-type="float" office:value="22.9393418751785">
                <text:p>22.93934187517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8.1565830796878">
                <text:p>88.15658307968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0.199088295267">
                <text:p>60.199088295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6.137153901335">
                <text:p>36.137153901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.925924556398">
                <text:p>120.925924556398</text:p>
              </table:table-cell>
              <table:table-cell office:value-type="float" office:value="16.297126431016">
                <text:p>16.2971264310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2.044848393887">
                <text:p>122.044848393887</text:p>
              </table:table-cell>
              <table:table-cell office:value-type="float" office:value="17.1685451918496">
                <text:p>17.16854519184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9.653777761545">
                <text:p>179.653777761545</text:p>
              </table:table-cell>
              <table:table-cell office:value-type="float" office:value="62.0344244952871">
                <text:p>62.03442449528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2.8710605912711">
                <text:p>82.8710605912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4.037719032488">
                <text:p>154.037719032488</text:p>
              </table:table-cell>
              <table:table-cell office:value-type="float" office:value="42.084617897894">
                <text:p>42.0846178978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.3010238953646">
                <text:p>80.30102389536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.9453292667369">
                <text:p>57.9453292667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5.6668564244163">
                <text:p>75.6668564244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.9726344181769">
                <text:p>69.9726344181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4.255849380964">
                <text:p>114.255849380964</text:p>
              </table:table-cell>
              <table:table-cell office:value-type="float" office:value="11.1024666612426">
                <text:p>11.10246666124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8.53632438749">
                <text:p>128.53632438749</text:p>
              </table:table-cell>
              <table:table-cell office:value-type="float" office:value="22.2241117789571">
                <text:p>22.22411177895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9.171444710521">
                <text:p>109.171444710521</text:p>
              </table:table-cell>
              <table:table-cell office:value-type="float" office:value="7.1427283224497">
                <text:p>7.14272832244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7.4592652281536">
                <text:p>57.4592652281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6.9917502948328">
                <text:p>46.99175029483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.2137851414631">
                <text:p>70.2137851414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1.694702106407">
                <text:p>101.694702106407</text:p>
              </table:table-cell>
              <table:table-cell office:value-type="float" office:value="1.31983532754236">
                <text:p>1.319835327542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4.4862695066843">
                <text:p>94.4862695066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5.9923963906069">
                <text:p>95.99239639060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8.314910633484">
                <text:p>158.314910633484</text:p>
              </table:table-cell>
              <table:table-cell office:value-type="float" office:value="45.4156980660961">
                <text:p>45.41569806609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2.5986126517171">
                <text:p>72.5986126517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1.2298672942391">
                <text:p>61.22986729423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1.9696838129268">
                <text:p>61.9696838129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5.703667534824">
                <text:p>145.703667534824</text:p>
              </table:table-cell>
              <table:table-cell office:value-type="float" office:value="35.5940520653557">
                <text:p>35.59405206535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3.555453501971">
                <text:p>123.555453501971</text:p>
              </table:table-cell>
              <table:table-cell office:value-type="float" office:value="18.3450056329373">
                <text:p>18.34500563293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.5675965682806">
                <text:p>99.56759656828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18.090770064678">
                <text:p>118.090770064678</text:p>
              </table:table-cell>
              <table:table-cell office:value-type="float" office:value="14.0891058927357">
                <text:p>14.08910589273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6.2893074379934">
                <text:p>56.2893074379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5.7775886340231">
                <text:p>65.77758863402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.7472408530648">
                <text:p>75.74724085306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4.061641099234">
                <text:p>174.061641099234</text:p>
              </table:table-cell>
              <table:table-cell office:value-type="float" office:value="57.6792640836365">
                <text:p>57.67926408363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6.518636692537">
                <text:p>146.518636692537</text:p>
              </table:table-cell>
              <table:table-cell office:value-type="float" office:value="36.228750683562">
                <text:p>36.2287506835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7.25280446272">
                <text:p>107.25280446272</text:p>
              </table:table-cell>
              <table:table-cell office:value-type="float" office:value="5.64848979503018">
                <text:p>5.648489795030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3.2063127228529">
                <text:p>73.2063127228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.9888170632986">
                <text:p>45.9888170632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.0968890445485">
                <text:p>70.09688904454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6.545069603253">
                <text:p>136.545069603253</text:p>
              </table:table-cell>
              <table:table-cell office:value-type="float" office:value="28.4613288244128">
                <text:p>28.46132882441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0.025809083941">
                <text:p>130.025809083941</text:p>
              </table:table-cell>
              <table:table-cell office:value-type="float" office:value="23.3841236269255">
                <text:p>23.38412362692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5.500044548888">
                <text:p>295.500044548888</text:p>
              </table:table-cell>
              <table:table-cell office:value-type="float" office:value="152.255587785169">
                <text:p>152.25558778516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4.170374119769">
                <text:p>244.170374119769</text:p>
              </table:table-cell>
              <table:table-cell office:value-type="float" office:value="112.280000260174">
                <text:p>112.2800002601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2.7263154689112">
                <text:p>52.72631546891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9.1049186840608">
                <text:p>89.1049186840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58.762575225563">
                <text:p>158.762575225563</text:p>
              </table:table-cell>
              <table:table-cell office:value-type="float" office:value="45.7643396009611">
                <text:p>45.764339600961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3.58503826352">
                <text:p>113.58503826352</text:p>
              </table:table-cell>
              <table:table-cell office:value-type="float" office:value="10.5800384376847">
                <text:p>10.58003843768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9.774739290565">
                <text:p>179.774739290565</text:p>
              </table:table-cell>
              <table:table-cell office:value-type="float" office:value="62.1286294288094">
                <text:p>62.12862942880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4.2226050231473">
                <text:p>94.2226050231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1.593234198625">
                <text:p>151.593234198625</text:p>
              </table:table-cell>
              <table:table-cell office:value-type="float" office:value="40.1808511950752">
                <text:p>40.18085119507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7.520829634888">
                <text:p>137.520829634888</text:p>
              </table:table-cell>
              <table:table-cell office:value-type="float" office:value="29.2212515011397">
                <text:p>29.22125150113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5.347262681513">
                <text:p>145.347262681513</text:p>
              </table:table-cell>
              <table:table-cell office:value-type="float" office:value="35.3164836865072">
                <text:p>35.31648368650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8.1152164262714">
                <text:p>88.11521642627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.4582384076357">
                <text:p>82.4582384076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0.613811214164">
                <text:p>130.613811214164</text:p>
              </table:table-cell>
              <table:table-cell office:value-type="float" office:value="23.8420601463908">
                <text:p>23.84206014639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8.65037413175">
                <text:p>158.65037413175</text:p>
              </table:table-cell>
              <table:table-cell office:value-type="float" office:value="45.6769573012376">
                <text:p>45.67695730123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3.239401638636">
                <text:p>293.239401638636</text:p>
              </table:table-cell>
              <table:table-cell office:value-type="float" office:value="150.494997316419">
                <text:p>150.4949973164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8.569205204937">
                <text:p>138.569205204937</text:p>
              </table:table-cell>
              <table:table-cell office:value-type="float" office:value="30.0377272160466">
                <text:p>30.03772721604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5.9616298739304">
                <text:p>85.9616298739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2.421692020174">
                <text:p>162.421692020174</text:p>
              </table:table-cell>
              <table:table-cell office:value-type="float" office:value="48.6140626259538">
                <text:p>48.61406262595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.0167937967265">
                <text:p>62.0167937967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0.777854129767">
                <text:p>150.777854129767</text:p>
              </table:table-cell>
              <table:table-cell office:value-type="float" office:value="39.5458325589482">
                <text:p>39.54583255894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8.2940605159585">
                <text:p>98.2940605159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6.2868177540281">
                <text:p>36.2868177540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2.7857344048162">
                <text:p>82.78573440481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8.5117069906753">
                <text:p>98.5117069906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.5616676301151">
                <text:p>39.5616676301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1.045651893504">
                <text:p>171.045651893504</text:p>
              </table:table-cell>
              <table:table-cell office:value-type="float" office:value="55.3304093284795">
                <text:p>55.33040932847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8.166215581259">
                <text:p>178.166215581259</text:p>
              </table:table-cell>
              <table:table-cell office:value-type="float" office:value="60.875909904413">
                <text:p>60.8759099044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7.9657875453755">
                <text:p>97.96578754537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0.875459328114">
                <text:p>60.875459328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9.042786991367">
                <text:p>129.042786991367</text:p>
              </table:table-cell>
              <table:table-cell office:value-type="float" office:value="22.618545251453">
                <text:p>22.6185452514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2.0450601047413">
                <text:p>92.0450601047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5.415819656737">
                <text:p>175.415819656737</text:p>
              </table:table-cell>
              <table:table-cell office:value-type="float" office:value="58.7338994046388">
                <text:p>58.73389940463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5.207359320536">
                <text:p>145.207359320536</text:p>
              </table:table-cell>
              <table:table-cell office:value-type="float" office:value="35.2075268394241">
                <text:p>35.20752683942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9.093098462766">
                <text:p>129.093098462766</text:p>
              </table:table-cell>
              <table:table-cell office:value-type="float" office:value="22.6577278647758">
                <text:p>22.657727864775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5.16605008868">
                <text:p>155.16605008868</text:p>
              </table:table-cell>
              <table:table-cell office:value-type="float" office:value="42.9633630080203">
                <text:p>42.96336300802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2.925371889634">
                <text:p>102.925371889634</text:p>
              </table:table-cell>
              <table:table-cell office:value-type="float" office:value="2.27828191842174">
                <text:p>2.278281918421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8.433477968875">
                <text:p>248.433477968875</text:p>
              </table:table-cell>
              <table:table-cell office:value-type="float" office:value="115.600108876172">
                <text:p>115.60010887617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6.754725636369">
                <text:p>166.754725636369</text:p>
              </table:table-cell>
              <table:table-cell office:value-type="float" office:value="51.9886325993211">
                <text:p>51.98863259932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6.7846481768852">
                <text:p>96.78464817688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1.820139544036">
                <text:p>111.820139544036</text:p>
              </table:table-cell>
              <table:table-cell office:value-type="float" office:value="9.2055339329085">
                <text:p>9.20553393290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2.5364280090986">
                <text:p>82.5364280090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3.661108014523">
                <text:p>123.661108014523</text:p>
              </table:table-cell>
              <table:table-cell office:value-type="float" office:value="18.4272894500474">
                <text:p>18.42728945004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3.612490293303">
                <text:p>133.612490293303</text:p>
              </table:table-cell>
              <table:table-cell office:value-type="float" office:value="26.1774337614041">
                <text:p>26.177433761404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7.412191914897">
                <text:p>117.412191914897</text:p>
              </table:table-cell>
              <table:table-cell office:value-type="float" office:value="13.5606286983114">
                <text:p>13.560628698311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2.063710870812">
                <text:p>182.063710870812</text:p>
              </table:table-cell>
              <table:table-cell office:value-type="float" office:value="63.9112822879341">
                <text:p>63.911282287934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6.482702679428">
                <text:p>156.482702679428</text:p>
              </table:table-cell>
              <table:table-cell office:value-type="float" office:value="43.988773076728">
                <text:p>43.9887730767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6.167706001539">
                <text:p>116.167706001539</text:p>
              </table:table-cell>
              <table:table-cell office:value-type="float" office:value="12.5914220944665">
                <text:p>12.59142209446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9.461150358714">
                <text:p>199.461150358714</text:p>
              </table:table-cell>
              <table:table-cell office:value-type="float" office:value="77.460421784549">
                <text:p>77.46042178454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3.6777218955417">
                <text:p>63.67772189554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9.224466311814">
                <text:p>209.224466311814</text:p>
              </table:table-cell>
              <table:table-cell office:value-type="float" office:value="85.0640998941972">
                <text:p>85.06409989419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7.03767609872">
                <text:p>107.03767609872</text:p>
              </table:table-cell>
              <table:table-cell office:value-type="float" office:value="5.48094765668584">
                <text:p>5.480947656685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3.148348637961">
                <text:p>223.148348637961</text:p>
              </table:table-cell>
              <table:table-cell office:value-type="float" office:value="95.9080303531946">
                <text:p>95.908030353194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6.600683283844">
                <text:p>236.600683283844</text:p>
              </table:table-cell>
              <table:table-cell office:value-type="float" office:value="106.384719109546">
                <text:p>106.3847191095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3.3662537011542">
                <text:p>83.36625370115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5.64145346462">
                <text:p>105.64145346462</text:p>
              </table:table-cell>
              <table:table-cell office:value-type="float" office:value="4.39356837590731">
                <text:p>4.393568375907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2.6984371376466">
                <text:p>72.69843713764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3.683209872482">
                <text:p>123.683209872482</text:p>
              </table:table-cell>
              <table:table-cell office:value-type="float" office:value="18.4445023943331">
                <text:p>18.44450239433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2.3487554512827">
                <text:p>92.34875545128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1.8294041057357">
                <text:p>91.82940410573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6.753925956393">
                <text:p>206.753925956393</text:p>
              </table:table-cell>
              <table:table-cell office:value-type="float" office:value="83.1400411307858">
                <text:p>83.14004113078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3.481664614254">
                <text:p>103.481664614254</text:p>
              </table:table-cell>
              <table:table-cell office:value-type="float" office:value="2.71152312797337">
                <text:p>2.711523127973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4.049190956153">
                <text:p>124.049190956153</text:p>
              </table:table-cell>
              <table:table-cell office:value-type="float" office:value="18.7295287488858">
                <text:p>18.72952874888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.6357278028717">
                <text:p>63.6357278028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6.892365723798">
                <text:p>106.892365723798</text:p>
              </table:table-cell>
              <table:table-cell office:value-type="float" office:value="5.36777982290864">
                <text:p>5.367779822908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2.733893447757">
                <text:p>192.733893447757</text:p>
              </table:table-cell>
              <table:table-cell office:value-type="float" office:value="72.2212288343732">
                <text:p>72.22122883437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7.1006354444901">
                <text:p>77.1006354444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1.3067356912759">
                <text:p>41.3067356912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5.254745328985">
                <text:p>145.254745328985</text:p>
              </table:table-cell>
              <table:table-cell office:value-type="float" office:value="35.2444310999107">
                <text:p>35.244431099910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8.067404176016">
                <text:p>188.067404176016</text:p>
              </table:table-cell>
              <table:table-cell office:value-type="float" office:value="68.5869633353471">
                <text:p>68.58696333534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0.6212636990629">
                <text:p>90.6212636990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28.233160127836">
                <text:p>328.233160127836</text:p>
              </table:table-cell>
              <table:table-cell office:value-type="float" office:value="177.74816383042">
                <text:p>177.748163830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5.367906932633">
                <text:p>125.367906932633</text:p>
              </table:table-cell>
              <table:table-cell office:value-type="float" office:value="19.7565457840172">
                <text:p>19.75654578401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2.762075710267">
                <text:p>112.762075710267</text:p>
              </table:table-cell>
              <table:table-cell office:value-type="float" office:value="9.93911455677261">
                <text:p>9.939114556772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9.783692366855">
                <text:p>259.783692366855</text:p>
              </table:table-cell>
              <table:table-cell office:value-type="float" office:value="124.439664737347">
                <text:p>124.4396647373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2.875361284853">
                <text:p>162.875361284853</text:p>
              </table:table-cell>
              <table:table-cell office:value-type="float" office:value="48.9673806045413">
                <text:p>48.96738060454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.981004376676">
                <text:p>172.981004376676</text:p>
              </table:table-cell>
              <table:table-cell office:value-type="float" office:value="56.8376633578926">
                <text:p>56.837663357892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3.605200846338">
                <text:p>83.605200846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5.612303891797">
                <text:p>165.612303891797</text:p>
              </table:table-cell>
              <table:table-cell office:value-type="float" office:value="51.0989136500506">
                <text:p>51.09891365005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8.624982323343">
                <text:p>198.624982323343</text:p>
              </table:table-cell>
              <table:table-cell office:value-type="float" office:value="76.809213463823">
                <text:p>76.8092134638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2.212494826334">
                <text:p>142.212494826334</text:p>
              </table:table-cell>
              <table:table-cell office:value-type="float" office:value="32.8751240261462">
                <text:p>32.87512402614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5.354467244081">
                <text:p>125.354467244081</text:p>
              </table:table-cell>
              <table:table-cell office:value-type="float" office:value="19.7460789440482">
                <text:p>19.74607894404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3.362613773586">
                <text:p>123.362613773586</text:p>
              </table:table-cell>
              <table:table-cell office:value-type="float" office:value="18.1948219014636">
                <text:p>18.19482190146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92.360629794318">
                <text:p>292.360629794318</text:p>
              </table:table-cell>
              <table:table-cell office:value-type="float" office:value="149.810609115923">
                <text:p>149.8106091159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6.194951924727">
                <text:p>86.1949519247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2.2027261671045">
                <text:p>92.2027261671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73.888791973262">
                <text:p>173.888791973262</text:p>
              </table:table-cell>
              <table:table-cell office:value-type="float" office:value="57.5446490489767">
                <text:p>57.54464904897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5.852102738592">
                <text:p>175.852102738592</text:p>
              </table:table-cell>
              <table:table-cell office:value-type="float" office:value="59.0736770104277">
                <text:p>59.07367701042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1.944754139151">
                <text:p>111.944754139151</text:p>
              </table:table-cell>
              <table:table-cell office:value-type="float" office:value="9.30258387716652">
                <text:p>9.3025838771665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0.00608065573">
                <text:p>130.00608065573</text:p>
              </table:table-cell>
              <table:table-cell office:value-type="float" office:value="23.3687591115862">
                <text:p>23.36875911158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1.69131305244">
                <text:p>151.69131305244</text:p>
              </table:table-cell>
              <table:table-cell office:value-type="float" office:value="40.2572350832297">
                <text:p>40.257235083229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1.844128690469">
                <text:p>131.844128690469</text:p>
              </table:table-cell>
              <table:table-cell office:value-type="float" office:value="24.8002323603637">
                <text:p>24.800232360363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6.8028998742767">
                <text:p>76.80289987427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2.152519258671">
                <text:p>102.152519258671</text:p>
              </table:table-cell>
              <table:table-cell office:value-type="float" office:value="1.67638368422913">
                <text:p>1.6763836842291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1.271857214316">
                <text:p>111.271857214316</text:p>
              </table:table-cell>
              <table:table-cell office:value-type="float" office:value="8.77853122517827">
                <text:p>8.778531225178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6.627162867698">
                <text:p>116.627162867698</text:p>
              </table:table-cell>
              <table:table-cell office:value-type="float" office:value="12.9492474616186">
                <text:p>12.94924746161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9.1751587900028">
                <text:p>69.1751587900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7.7845885917675">
                <text:p>47.78458859176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85.9348193136452">
                <text:p>85.9348193136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0.895441240116">
                <text:p>210.895441240116</text:p>
              </table:table-cell>
              <table:table-cell office:value-type="float" office:value="86.365456476851">
                <text:p>86.36545647685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7.233986268219">
                <text:p>117.233986268219</text:p>
              </table:table-cell>
              <table:table-cell office:value-type="float" office:value="13.4218420011304">
                <text:p>13.42184200113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8.1458496709065">
                <text:p>58.1458496709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18.482466836434">
                <text:p>118.482466836434</text:p>
              </table:table-cell>
              <table:table-cell office:value-type="float" office:value="14.3941596453063">
                <text:p>14.39415964530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21.733848962334">
                <text:p>121.733848962334</text:p>
              </table:table-cell>
              <table:table-cell office:value-type="float" office:value="16.9263385910212">
                <text:p>16.92633859102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5.5258048379637">
                <text:p>95.52580483796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0.333780485441">
                <text:p>200.333780485441</text:p>
              </table:table-cell>
              <table:table-cell office:value-type="float" office:value="78.1400268105758">
                <text:p>78.140026810575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9.76125838157">
                <text:p>219.76125838157</text:p>
              </table:table-cell>
              <table:table-cell office:value-type="float" office:value="93.2701618091837">
                <text:p>93.27016180918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7.0144033825427">
                <text:p>67.01440338254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3.016359566601">
                <text:p>213.016359566601</text:p>
              </table:table-cell>
              <table:table-cell office:value-type="float" office:value="88.0172293303484">
                <text:p>88.017229330348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1.330815664331">
                <text:p>231.330815664331</text:p>
              </table:table-cell>
              <table:table-cell office:value-type="float" office:value="102.280542080787">
                <text:p>102.2805420807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6.5269318823905">
                <text:p>66.52693188239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5.1035919783335">
                <text:p>65.1035919783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8.389402074651">
                <text:p>188.389402074651</text:p>
              </table:table-cell>
              <table:table-cell office:value-type="float" office:value="68.8377355509517">
                <text:p>68.83773555095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6.6053112169075">
                <text:p>86.60531121690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9.615796506072">
                <text:p>149.615796506072</text:p>
              </table:table-cell>
              <table:table-cell office:value-type="float" office:value="38.6408211716405">
                <text:p>38.64082117164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6.6794398198706">
                <text:p>76.67943981987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2.7402783210887">
                <text:p>72.7402783210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94.435170008867">
                <text:p>294.435170008867</text:p>
              </table:table-cell>
              <table:table-cell office:value-type="float" office:value="151.426262659527">
                <text:p>151.4262626595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5.171559791788">
                <text:p>95.171559791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4.200270922742">
                <text:p>224.200270922742</text:p>
              </table:table-cell>
              <table:table-cell office:value-type="float" office:value="96.7272682523125">
                <text:p>96.72726825231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2.559534672865">
                <text:p>232.559534672865</text:p>
              </table:table-cell>
              <table:table-cell office:value-type="float" office:value="103.237469406808">
                <text:p>103.23746940680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8.014651836394">
                <text:p>168.014651836394</text:p>
              </table:table-cell>
              <table:table-cell office:value-type="float" office:value="52.9698641105126">
                <text:p>52.969864110512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12.645716496414">
                <text:p>112.645716496414</text:p>
              </table:table-cell>
              <table:table-cell office:value-type="float" office:value="9.84849390990639">
                <text:p>9.8484939099063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1.344897913887">
                <text:p>151.344897913887</text:p>
              </table:table-cell>
              <table:table-cell office:value-type="float" office:value="39.9874467020568">
                <text:p>39.987446702056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1.187887552993">
                <text:p>131.187887552993</text:p>
              </table:table-cell>
              <table:table-cell office:value-type="float" office:value="24.2891512486139">
                <text:p>24.289151248613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0.614644544245">
                <text:p>140.614644544245</text:p>
              </table:table-cell>
              <table:table-cell office:value-type="float" office:value="31.6307169752246">
                <text:p>31.630716975224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5.587269882348">
                <text:p>145.587269882348</text:p>
              </table:table-cell>
              <table:table-cell office:value-type="float" office:value="35.5034014824597">
                <text:p>35.50340148245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5.327810220508">
                <text:p>145.327810220508</text:p>
              </table:table-cell>
              <table:table-cell office:value-type="float" office:value="35.3013340946436">
                <text:p>35.30133409464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1.9998606317177">
                <text:p>81.9998606317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9.121231525746">
                <text:p>159.121231525746</text:p>
              </table:table-cell>
              <table:table-cell office:value-type="float" office:value="46.043661408397">
                <text:p>46.04366140839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9.5156216322709">
                <text:p>99.51562163227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7.2734790758531">
                <text:p>97.2734790758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0.7043322562482">
                <text:p>90.70433225624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1.1401012132534">
                <text:p>71.1401012132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.5326940504205">
                <text:p>59.5326940504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2.6552759814">
                <text:p>162.6552759814</text:p>
              </table:table-cell>
              <table:table-cell office:value-type="float" office:value="48.795977997869">
                <text:p>48.7959779978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1.561489970745">
                <text:p>241.561489970745</text:p>
              </table:table-cell>
              <table:table-cell office:value-type="float" office:value="110.248199241971">
                <text:p>110.24819924197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0.139701059702">
                <text:p>100.139701059702</text:p>
              </table:table-cell>
              <table:table-cell office:value-type="float" office:value="0.108799294691661">
                <text:p>0.1087992946916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0.966425485119">
                <text:p>180.966425485119</text:p>
              </table:table-cell>
              <table:table-cell office:value-type="float" office:value="63.0567155703034">
                <text:p>63.056715570303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1.7650746851301">
                <text:p>71.76507468513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9.598584842686">
                <text:p>159.598584842686</text:p>
              </table:table-cell>
              <table:table-cell office:value-type="float" office:value="46.4154245454311">
                <text:p>46.415424545431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7.863807953973">
                <text:p>217.863807953973</text:p>
              </table:table-cell>
              <table:table-cell office:value-type="float" office:value="91.7924259303316">
                <text:p>91.792425930331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1.741050073077">
                <text:p>101.741050073077</text:p>
              </table:table-cell>
              <table:table-cell office:value-type="float" office:value="1.35593116027852">
                <text:p>1.3559311602785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5.4154475638284">
                <text:p>65.41544756382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04.188817225789">
                <text:p>304.188817225789</text:p>
              </table:table-cell>
              <table:table-cell office:value-type="float" office:value="159.022410749869">
                <text:p>159.0224107498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2.908406122174">
                <text:p>102.908406122174</text:p>
              </table:table-cell>
              <table:table-cell office:value-type="float" office:value="2.26506896543847">
                <text:p>2.265068965438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0.353880971119">
                <text:p>180.353880971119</text:p>
              </table:table-cell>
              <table:table-cell office:value-type="float" office:value="62.5796654231337">
                <text:p>62.57966542313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7.7392513817568">
                <text:p>97.73925138175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4.8709992547063">
                <text:p>94.8709992547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4.973778431574">
                <text:p>124.973778431574</text:p>
              </table:table-cell>
              <table:table-cell office:value-type="float" office:value="19.4495981987616">
                <text:p>19.44959819876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0.2755160519791">
                <text:p>70.27551605197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9.546320519592">
                <text:p>179.546320519592</text:p>
              </table:table-cell>
              <table:table-cell office:value-type="float" office:value="61.9507367111075">
                <text:p>61.950736711107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4.417558604425">
                <text:p>114.417558604425</text:p>
              </table:table-cell>
              <table:table-cell office:value-type="float" office:value="11.2284059311037">
                <text:p>11.22840593110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0.642397104144">
                <text:p>100.642397104144</text:p>
              </table:table-cell>
              <table:table-cell office:value-type="float" office:value="0.500299367750512">
                <text:p>0.5002993677505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